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7.583cm" style:rel-column-width="29231*"/>
    </style:style>
    <style:style style:name="Tableau1.B" style:family="table-column">
      <style:table-column-properties style:column-width="0.914cm" style:rel-column-width="3522*"/>
    </style:style>
    <style:style style:name="Tableau1.C" style:family="table-column">
      <style:table-column-properties style:column-width="2.085cm" style:rel-column-width="8037*"/>
    </style:style>
    <style:style style:name="Tableau1.D" style:family="table-column">
      <style:table-column-properties style:column-width="1.729cm" style:rel-column-width="6663*"/>
    </style:style>
    <style:style style:name="Tableau1.E" style:family="table-column">
      <style:table-column-properties style:column-width="4.69cm" style:rel-column-width="18082*"/>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3" style:family="table-row">
      <style:table-row-properties style:min-row-height="3.078cm"/>
    </style:style>
    <style:style style:name="Tableau1.4" style:family="table-row">
      <style:table-row-properties style:min-row-height="5.011cm"/>
    </style:style>
    <style:style style:name="Tableau1.8" style:family="table-row">
      <style:table-row-properties style:min-row-height="2.898cm"/>
    </style:style>
    <style:style style:name="Tableau1.14" style:family="table-row">
      <style:table-row-properties style:min-row-height="3.007cm"/>
    </style:style>
    <style:style style:name="Tableau1.15" style:family="table-row">
      <style:table-row-properties style:min-row-height="3.082cm"/>
    </style:style>
    <style:style style:name="P1" style:family="paragraph" style:parent-style-name="Text_20_body">
      <style:text-properties fo:language="fr" fo:country="FR" style:language-asian="zxx" style:country-asian="none" style:language-complex="zxx" style:country-complex="none"/>
    </style:style>
    <style:style style:name="P2" style:family="paragraph" style:parent-style-name="Text_20_body">
      <style:text-properties fo:language="fr" fo:country="FR" officeooo:rsid="000ee477" officeooo:paragraph-rsid="000ee477" style:language-asian="zxx" style:country-asian="none" style:language-complex="zxx" style:country-complex="none"/>
    </style:style>
    <style:style style:name="P3" style:family="paragraph" style:parent-style-name="Text_20_body">
      <style:text-properties fo:language="fr" fo:country="FR" officeooo:rsid="000ee477" officeooo:paragraph-rsid="008a655d" style:language-asian="zxx" style:country-asian="none" style:language-complex="zxx" style:country-complex="none"/>
    </style:style>
    <style:style style:name="P4" style:family="paragraph" style:parent-style-name="Text_20_body">
      <style:text-properties fo:language="fr" fo:country="FR" officeooo:rsid="001fa6ea" officeooo:paragraph-rsid="00120d11" style:language-asian="zxx" style:country-asian="none" style:language-complex="zxx" style:country-complex="none"/>
    </style:style>
    <style:style style:name="P5" style:family="paragraph" style:parent-style-name="Text_20_body">
      <style:text-properties fo:language="fr" fo:country="FR" officeooo:paragraph-rsid="000e6ff1" style:language-asian="zxx" style:country-asian="none" style:language-complex="zxx" style:country-complex="none"/>
    </style:style>
    <style:style style:name="P6" style:family="paragraph" style:parent-style-name="Text_20_body">
      <style:text-properties fo:language="fr" fo:country="FR" officeooo:paragraph-rsid="003b2525" style:language-asian="zxx" style:country-asian="none" style:language-complex="zxx" style:country-complex="none"/>
    </style:style>
    <style:style style:name="P7" style:family="paragraph" style:parent-style-name="Text_20_body">
      <style:text-properties fo:language="fr" fo:country="FR" officeooo:paragraph-rsid="0040a166" style:language-asian="zxx" style:country-asian="none" style:language-complex="zxx" style:country-complex="none"/>
    </style:style>
    <style:style style:name="P8" style:family="paragraph" style:parent-style-name="Text_20_body">
      <style:text-properties fo:language="fr" fo:country="FR" officeooo:rsid="005f2b23" officeooo:paragraph-rsid="005f2b23" style:language-asian="zxx" style:country-asian="none" style:language-complex="zxx" style:country-complex="none"/>
    </style:style>
    <style:style style:name="P9" style:family="paragraph" style:parent-style-name="Text_20_body">
      <style:text-properties fo:language="fr" fo:country="FR" officeooo:paragraph-rsid="006587ca" style:language-asian="zxx" style:country-asian="none" style:language-complex="zxx" style:country-complex="none"/>
    </style:style>
    <style:style style:name="P10" style:family="paragraph" style:parent-style-name="Text_20_body">
      <style:text-properties fo:language="fr" fo:country="FR" officeooo:rsid="001c2c16" officeooo:paragraph-rsid="003f755f" style:language-asian="zxx" style:country-asian="none" style:language-complex="zxx" style:country-complex="none"/>
    </style:style>
    <style:style style:name="P11" style:family="paragraph" style:parent-style-name="Text_20_body">
      <style:text-properties fo:language="fr" fo:country="FR" officeooo:rsid="0061e8f6" officeooo:paragraph-rsid="00705ac8" style:language-asian="zxx" style:country-asian="none" style:language-complex="zxx" style:country-complex="none"/>
    </style:style>
    <style:style style:name="P12" style:family="paragraph" style:parent-style-name="Text_20_body">
      <style:text-properties fo:language="fr" fo:country="FR" officeooo:rsid="0061e8f6" officeooo:paragraph-rsid="007204b8" style:language-asian="zxx" style:country-asian="none" style:language-complex="zxx" style:country-complex="none"/>
    </style:style>
    <style:style style:name="P13" style:family="paragraph" style:parent-style-name="Text_20_body">
      <style:text-properties fo:language="fr" fo:country="FR" officeooo:rsid="00705ac8" officeooo:paragraph-rsid="00705ac8" style:language-asian="zxx" style:country-asian="none" style:language-complex="zxx" style:country-complex="none"/>
    </style:style>
    <style:style style:name="P14" style:family="paragraph" style:parent-style-name="Text_20_body">
      <style:text-properties fo:language="fr" fo:country="FR" officeooo:rsid="0063db9c" officeooo:paragraph-rsid="007204b8" style:language-asian="zxx" style:country-asian="none" style:language-complex="zxx" style:country-complex="none"/>
    </style:style>
    <style:style style:name="P15" style:family="paragraph" style:parent-style-name="Text_20_body">
      <style:text-properties fo:language="fr" fo:country="FR" officeooo:rsid="007204b8" officeooo:paragraph-rsid="007204b8" style:language-asian="zxx" style:country-asian="none" style:language-complex="zxx" style:country-complex="none"/>
    </style:style>
    <style:style style:name="P16" style:family="paragraph" style:parent-style-name="Text_20_body">
      <style:text-properties fo:language="fr" fo:country="FR" officeooo:paragraph-rsid="007ceb16" style:language-asian="zxx" style:country-asian="none" style:language-complex="zxx" style:country-complex="none"/>
    </style:style>
    <style:style style:name="P17" style:family="paragraph" style:parent-style-name="Text_20_body">
      <style:text-properties fo:language="fr" fo:country="FR" officeooo:paragraph-rsid="007d7d18" style:language-asian="zxx" style:country-asian="none" style:language-complex="zxx" style:country-complex="none"/>
    </style:style>
    <style:style style:name="P18" style:family="paragraph" style:parent-style-name="Text_20_body">
      <style:text-properties fo:language="fr" fo:country="FR" officeooo:rsid="00801c25" officeooo:paragraph-rsid="0080f27c" style:language-asian="zxx" style:country-asian="none" style:language-complex="zxx" style:country-complex="none"/>
    </style:style>
    <style:style style:name="P19" style:family="paragraph" style:parent-style-name="Text_20_body">
      <style:text-properties fo:language="fr" fo:country="FR" officeooo:rsid="008226d3" officeooo:paragraph-rsid="008226d3" style:language-asian="zxx" style:country-asian="none" style:language-complex="zxx" style:country-complex="none"/>
    </style:style>
    <style:style style:name="P20" style:family="paragraph" style:parent-style-name="Text_20_body">
      <style:text-properties fo:language="fr" fo:country="FR" officeooo:paragraph-rsid="008c2764" style:language-asian="zxx" style:country-asian="none" style:language-complex="zxx" style:country-complex="none"/>
    </style:style>
    <style:style style:name="P21" style:family="paragraph" style:parent-style-name="Text_20_body">
      <style:text-properties fo:language="fr" fo:country="FR" officeooo:rsid="0014b7da" officeooo:paragraph-rsid="004e28f2" style:language-asian="zxx" style:country-asian="none" style:language-complex="zxx" style:country-complex="none"/>
    </style:style>
    <style:style style:name="P22" style:family="paragraph" style:parent-style-name="Text_20_body">
      <style:text-properties fo:language="fr" fo:country="FR" officeooo:rsid="00a971d3" officeooo:paragraph-rsid="00a971d3" style:language-asian="zxx" style:country-asian="none" style:language-complex="zxx" style:country-complex="none"/>
    </style:style>
    <style:style style:name="P23" style:family="paragraph" style:parent-style-name="Text_20_body">
      <style:text-properties fo:language="fr" fo:country="FR" officeooo:rsid="00b77759" officeooo:paragraph-rsid="00b287d2" style:language-asian="zxx" style:country-asian="none" style:language-complex="zxx" style:country-complex="none"/>
    </style:style>
    <style:style style:name="P24" style:family="paragraph" style:parent-style-name="Text_20_body">
      <style:text-properties fo:language="fr" fo:country="FR" fo:background-color="#ffff00" style:language-asian="zxx" style:country-asian="none" style:language-complex="zxx" style:country-complex="none"/>
    </style:style>
    <style:style style:name="P25" style:family="paragraph" style:parent-style-name="Text_20_body">
      <style:text-properties fo:language="fr" fo:country="FR" officeooo:rsid="007d7d18" officeooo:paragraph-rsid="007d7d18" fo:background-color="#ffff00" style:language-asian="zxx" style:country-asian="none" style:language-complex="zxx" style:country-complex="none"/>
    </style:style>
    <style:style style:name="P26" style:family="paragraph" style:parent-style-name="Text_20_body">
      <style:text-properties officeooo:rsid="001c2c16" officeooo:paragraph-rsid="003f755f"/>
    </style:style>
    <style:style style:name="P27" style:family="paragraph" style:parent-style-name="Text_20_body">
      <style:text-properties officeooo:rsid="001c2c16" officeooo:paragraph-rsid="005a11ba"/>
    </style:style>
    <style:style style:name="P28" style:family="paragraph" style:parent-style-name="Text_20_body">
      <style:text-properties officeooo:rsid="00168461" officeooo:paragraph-rsid="003c518a"/>
    </style:style>
    <style:style style:name="P29" style:family="paragraph" style:parent-style-name="Text_20_body">
      <style:text-properties officeooo:rsid="00168461" officeooo:paragraph-rsid="003f755f"/>
    </style:style>
    <style:style style:name="P30" style:family="paragraph" style:parent-style-name="Text_20_body">
      <style:text-properties officeooo:rsid="00168461" officeooo:paragraph-rsid="004c518c"/>
    </style:style>
    <style:style style:name="P31" style:family="paragraph" style:parent-style-name="Text_20_body">
      <style:text-properties officeooo:rsid="00168461" officeooo:paragraph-rsid="00a2b409"/>
    </style:style>
    <style:style style:name="P32" style:family="paragraph" style:parent-style-name="Text_20_body">
      <style:text-properties officeooo:rsid="0014b7da" officeooo:paragraph-rsid="003c518a"/>
    </style:style>
    <style:style style:name="P33" style:family="paragraph" style:parent-style-name="Text_20_body">
      <style:text-properties officeooo:rsid="0014b7da" officeooo:paragraph-rsid="003f755f"/>
    </style:style>
    <style:style style:name="P34" style:family="paragraph" style:parent-style-name="Text_20_body">
      <style:text-properties officeooo:rsid="00078fff" officeooo:paragraph-rsid="003f755f"/>
    </style:style>
    <style:style style:name="P35" style:family="paragraph" style:parent-style-name="Text_20_body">
      <style:text-properties officeooo:rsid="000a4757" officeooo:paragraph-rsid="003f755f"/>
    </style:style>
    <style:style style:name="P36" style:family="paragraph" style:parent-style-name="Text_20_body">
      <style:text-properties officeooo:rsid="00151fcf" officeooo:paragraph-rsid="004e28f2"/>
    </style:style>
    <style:style style:name="P37" style:family="paragraph" style:parent-style-name="Text_20_body">
      <style:text-properties officeooo:paragraph-rsid="003c518a"/>
    </style:style>
    <style:style style:name="P38" style:family="paragraph" style:parent-style-name="Text_20_body">
      <style:text-properties style:font-name="Arial" fo:font-size="11pt" officeooo:paragraph-rsid="003c518a"/>
    </style:style>
    <style:style style:name="P39" style:family="paragraph" style:parent-style-name="Text_20_body">
      <style:text-properties style:font-name="Arial" fo:font-size="11pt" officeooo:rsid="0015b201" officeooo:paragraph-rsid="003c518a"/>
    </style:style>
    <style:style style:name="P40" style:family="paragraph" style:parent-style-name="Text_20_body">
      <style:text-properties style:font-name="Arial" fo:font-size="11pt" officeooo:rsid="000df663" officeooo:paragraph-rsid="003c518a"/>
    </style:style>
    <style:style style:name="P41" style:family="paragraph" style:parent-style-name="Text_20_body">
      <style:text-properties style:font-name="Arial" fo:font-size="11pt" officeooo:rsid="000df663" officeooo:paragraph-rsid="00489f88"/>
    </style:style>
    <style:style style:name="P42" style:family="paragraph" style:parent-style-name="Text_20_body">
      <style:text-properties style:font-name="Arial" fo:font-size="11pt" officeooo:rsid="000df663" officeooo:paragraph-rsid="004a134d"/>
    </style:style>
    <style:style style:name="P43" style:family="paragraph" style:parent-style-name="Text_20_body">
      <style:text-properties style:font-name="Arial" fo:font-size="11pt" officeooo:rsid="00168461" officeooo:paragraph-rsid="003c518a"/>
    </style:style>
    <style:style style:name="P44" style:family="paragraph" style:parent-style-name="Text_20_body">
      <style:text-properties style:font-name="Arial" fo:font-size="11pt" officeooo:rsid="00168461" officeooo:paragraph-rsid="004c518c"/>
    </style:style>
    <style:style style:name="P45" style:family="paragraph" style:parent-style-name="Text_20_body">
      <style:text-properties style:font-name="Arial" fo:font-size="11pt" officeooo:rsid="00168461" officeooo:paragraph-rsid="003f755f"/>
    </style:style>
    <style:style style:name="P46" style:family="paragraph" style:parent-style-name="Text_20_body">
      <style:text-properties style:font-name="Arial" fo:font-size="11pt" officeooo:rsid="00078fff" officeooo:paragraph-rsid="003f755f"/>
    </style:style>
    <style:style style:name="P47" style:family="paragraph" style:parent-style-name="Text_20_body">
      <style:text-properties style:font-name="Arial" fo:font-size="11pt" officeooo:rsid="0014b7da" officeooo:paragraph-rsid="00489f88"/>
    </style:style>
    <style:style style:name="P48" style:family="paragraph" style:parent-style-name="Text_20_body">
      <style:text-properties style:font-name="Arial" fo:font-size="11pt" officeooo:rsid="00151fcf" officeooo:paragraph-rsid="004e28f2"/>
    </style:style>
    <style:style style:name="P49" style:family="paragraph" style:parent-style-name="Text_20_body">
      <style:text-properties style:font-name="Arial" fo:font-size="11pt" officeooo:rsid="007ab966" officeooo:paragraph-rsid="007ab966"/>
    </style:style>
    <style:style style:name="P50" style:family="paragraph" style:parent-style-name="Text_20_body">
      <style:text-properties officeooo:paragraph-rsid="003f755f"/>
    </style:style>
    <style:style style:name="P51" style:family="paragraph" style:parent-style-name="Text_20_body">
      <style:text-properties officeooo:paragraph-rsid="003b2525"/>
    </style:style>
    <style:style style:name="P52" style:family="paragraph" style:parent-style-name="Text_20_body">
      <style:text-properties officeooo:rsid="00489f88" officeooo:paragraph-rsid="00489f88"/>
    </style:style>
    <style:style style:name="P53" style:family="paragraph" style:parent-style-name="Text_20_body">
      <style:text-properties officeooo:rsid="004c518c" officeooo:paragraph-rsid="004c518c"/>
    </style:style>
    <style:style style:name="P54" style:family="paragraph" style:parent-style-name="Text_20_body">
      <style:text-properties officeooo:paragraph-rsid="004e28f2"/>
    </style:style>
    <style:style style:name="P55" style:family="paragraph" style:parent-style-name="Text_20_body">
      <style:text-properties officeooo:rsid="004f3b1b" officeooo:paragraph-rsid="004f3b1b"/>
    </style:style>
    <style:style style:name="P56" style:family="paragraph" style:parent-style-name="Text_20_body">
      <style:text-properties officeooo:rsid="004f3b1b" officeooo:paragraph-rsid="005a11ba"/>
    </style:style>
    <style:style style:name="P57" style:family="paragraph" style:parent-style-name="Text_20_body">
      <style:text-properties officeooo:rsid="005a11ba" officeooo:paragraph-rsid="005a11ba"/>
    </style:style>
    <style:style style:name="P58" style:family="paragraph" style:parent-style-name="Text_20_body">
      <style:text-properties officeooo:paragraph-rsid="006587ca"/>
    </style:style>
    <style:style style:name="P59" style:family="paragraph" style:parent-style-name="Text_20_body">
      <style:text-properties officeooo:rsid="006a0481" officeooo:paragraph-rsid="006a0481"/>
    </style:style>
    <style:style style:name="P60" style:family="paragraph" style:parent-style-name="Text_20_body">
      <style:text-properties officeooo:rsid="006b183a" officeooo:paragraph-rsid="006b183a"/>
    </style:style>
    <style:style style:name="P61" style:family="paragraph" style:parent-style-name="Text_20_body">
      <style:text-properties officeooo:rsid="007d7d18" officeooo:paragraph-rsid="007d7d18"/>
    </style:style>
    <style:style style:name="P62" style:family="paragraph" style:parent-style-name="Text_20_body">
      <style:text-properties officeooo:paragraph-rsid="000ee477"/>
    </style:style>
    <style:style style:name="P63" style:family="paragraph" style:parent-style-name="Text_20_body">
      <style:text-properties officeooo:paragraph-rsid="008a655d"/>
    </style:style>
    <style:style style:name="P64" style:family="paragraph" style:parent-style-name="Text_20_body">
      <style:text-properties officeooo:paragraph-rsid="008c2764"/>
    </style:style>
    <style:style style:name="P65" style:family="paragraph" style:parent-style-name="Text_20_body">
      <style:text-properties officeooo:paragraph-rsid="0099e575"/>
    </style:style>
    <style:style style:name="P66" style:family="paragraph" style:parent-style-name="Text_20_body">
      <style:text-properties officeooo:rsid="009b43e4" officeooo:paragraph-rsid="009b43e4"/>
    </style:style>
    <style:style style:name="P67" style:family="paragraph" style:parent-style-name="Text_20_body">
      <style:text-properties officeooo:rsid="00aadf4a" officeooo:paragraph-rsid="00a157e5"/>
    </style:style>
    <style:style style:name="P68" style:family="paragraph" style:parent-style-name="Text_20_body">
      <style:text-properties officeooo:paragraph-rsid="00a2bc7b"/>
    </style:style>
    <style:style style:name="P69" style:family="paragraph" style:parent-style-name="Text_20_body">
      <style:text-properties officeooo:rsid="00a862c9" officeooo:paragraph-rsid="00cd1cf9"/>
    </style:style>
    <style:style style:name="P70" style:family="paragraph" style:parent-style-name="Text_20_body">
      <style:text-properties officeooo:paragraph-rsid="00a7684b"/>
    </style:style>
    <style:style style:name="P71" style:family="paragraph" style:parent-style-name="Text_20_body">
      <style:text-properties officeooo:paragraph-rsid="00c6e1d2"/>
    </style:style>
    <style:style style:name="P72" style:family="paragraph" style:parent-style-name="Text_20_body">
      <style:text-properties officeooo:paragraph-rsid="00c88a18"/>
    </style:style>
    <style:style style:name="P73" style:family="paragraph" style:parent-style-name="Text_20_body">
      <style:text-properties officeooo:rsid="00cd1cf9" officeooo:paragraph-rsid="00cd1cf9"/>
    </style:style>
    <style:style style:name="P74" style:family="paragraph" style:parent-style-name="Text_20_body">
      <style:text-properties officeooo:rsid="00d7db60" officeooo:paragraph-rsid="00d7db60"/>
    </style:style>
    <style:style style:name="P75" style:family="paragraph" style:parent-style-name="Sous-sous-titre">
      <style:paragraph-properties fo:break-before="page"/>
    </style:style>
    <style:style style:name="P76" style:family="paragraph" style:parent-style-name="Sous-sous-titre">
      <style:paragraph-properties fo:break-before="page"/>
      <style:text-properties fo:language="fr" fo:country="FR" style:language-asian="zxx" style:country-asian="none" style:language-complex="zxx" style:country-complex="none"/>
    </style:style>
    <style:style style:name="P77" style:family="paragraph" style:parent-style-name="Title">
      <style:text-properties fo:language="fr" fo:country="FR" officeooo:rsid="001fa6ea" officeooo:paragraph-rsid="00120d11" style:language-asian="zxx" style:country-asian="none" style:language-complex="zxx" style:country-complex="none"/>
    </style:style>
    <style:style style:name="P78" style:family="paragraph" style:parent-style-name="Subtitle">
      <style:text-properties fo:language="fr" fo:country="FR" officeooo:rsid="00168d86" officeooo:paragraph-rsid="00168d86" style:language-asian="zxx" style:country-asian="none" style:language-complex="zxx" style:country-complex="none"/>
    </style:style>
    <style:style style:name="P79" style:family="paragraph" style:parent-style-name="Table_20_Contents">
      <style:text-properties style:font-name="Arial" fo:font-size="11pt" officeooo:rsid="00550209" officeooo:paragraph-rsid="00550209"/>
    </style:style>
    <style:style style:name="P80" style:family="paragraph" style:parent-style-name="Table_20_Contents">
      <style:text-properties style:font-name="Arial" fo:font-size="11pt" officeooo:rsid="00568d31" officeooo:paragraph-rsid="00568d31"/>
    </style:style>
    <style:style style:name="P81" style:family="paragraph" style:parent-style-name="Table_20_Contents">
      <style:text-properties style:font-name="Arial" fo:font-size="11pt" officeooo:rsid="007ab966" officeooo:paragraph-rsid="007ab966"/>
    </style:style>
    <style:style style:name="P82" style:family="paragraph" style:parent-style-name="Table_20_Contents">
      <style:text-properties style:font-name="Arial" fo:font-size="11pt" officeooo:rsid="007d7d18" officeooo:paragraph-rsid="007d7d18"/>
    </style:style>
    <style:style style:name="P83" style:family="paragraph" style:parent-style-name="Table_20_Contents">
      <style:text-properties style:font-name="Arial" fo:font-size="11pt" officeooo:rsid="00801c25" officeooo:paragraph-rsid="00801c25"/>
    </style:style>
    <style:style style:name="P84" style:family="paragraph" style:parent-style-name="Table_20_Contents">
      <style:text-properties style:font-name="Arial" fo:font-size="11pt" officeooo:rsid="005a11ba" officeooo:paragraph-rsid="007d7d18"/>
    </style:style>
    <style:style style:name="P85" style:family="paragraph" style:parent-style-name="Contents_20_1">
      <style:paragraph-properties>
        <style:tab-stops>
          <style:tab-stop style:position="17cm" style:type="right" style:leader-style="dotted" style:leader-text="."/>
        </style:tab-stops>
      </style:paragraph-properties>
    </style:style>
    <style:style style:name="P86" style:family="paragraph" style:parent-style-name="Contents_20_2">
      <style:paragraph-properties>
        <style:tab-stops>
          <style:tab-stop style:position="16.501cm" style:type="right" style:leader-style="dotted" style:leader-text="."/>
        </style:tab-stops>
      </style:paragraph-properties>
    </style:style>
    <style:style style:name="P87" style:family="paragraph" style:parent-style-name="Heading_20_1">
      <style:paragraph-properties fo:break-before="page"/>
      <style:text-properties fo:language="fr" fo:country="FR" style:language-asian="zxx" style:country-asian="none" style:language-complex="zxx" style:country-complex="none"/>
    </style:style>
    <style:style style:name="P88" style:family="paragraph" style:parent-style-name="Heading_20_1">
      <style:paragraph-properties fo:break-before="page"/>
      <style:text-properties fo:language="fr" fo:country="FR" officeooo:rsid="00582c69" officeooo:paragraph-rsid="00582c69" style:language-asian="zxx" style:country-asian="none" style:language-complex="zxx" style:country-complex="none"/>
    </style:style>
    <style:style style:name="P89" style:family="paragraph" style:parent-style-name="Heading_20_1">
      <style:paragraph-properties fo:break-before="page"/>
      <style:text-properties fo:language="fr" fo:country="FR" officeooo:paragraph-rsid="0043c750" style:language-asian="zxx" style:country-asian="none" style:language-complex="zxx" style:country-complex="none"/>
    </style:style>
    <style:style style:name="P90" style:family="paragraph" style:parent-style-name="Heading_20_1">
      <style:paragraph-properties fo:break-before="page"/>
      <style:text-properties officeooo:rsid="00729bc1" officeooo:paragraph-rsid="00729bc1"/>
    </style:style>
    <style:style style:name="P91" style:family="paragraph" style:parent-style-name="Heading_20_3">
      <style:text-properties fo:language="fr" fo:country="FR" style:language-asian="zxx" style:country-asian="none" style:language-complex="zxx" style:country-complex="none"/>
    </style:style>
    <style:style style:name="P92" style:family="paragraph" style:parent-style-name="Heading_20_3">
      <style:text-properties fo:language="fr" fo:country="FR" officeooo:paragraph-rsid="0080f27c" style:language-asian="zxx" style:country-asian="none" style:language-complex="zxx" style:country-complex="none"/>
    </style:style>
    <style:style style:name="P93" style:family="paragraph" style:parent-style-name="Heading_20_3">
      <style:text-properties fo:language="fr" fo:country="FR" officeooo:rsid="00801c25" officeooo:paragraph-rsid="0080f27c" style:language-asian="zxx" style:country-asian="none" style:language-complex="zxx" style:country-complex="none"/>
    </style:style>
    <style:style style:name="P94" style:family="paragraph" style:parent-style-name="Heading_20_3">
      <style:text-properties fo:language="fr" fo:country="FR" officeooo:paragraph-rsid="003b2525" style:language-asian="zxx" style:country-asian="none" style:language-complex="zxx" style:country-complex="none"/>
    </style:style>
    <style:style style:name="P95" style:family="paragraph" style:parent-style-name="Heading_20_3">
      <style:text-properties fo:language="fr" fo:country="FR" officeooo:paragraph-rsid="006587ca" style:language-asian="zxx" style:country-asian="none" style:language-complex="zxx" style:country-complex="none"/>
    </style:style>
    <style:style style:name="P96" style:family="paragraph" style:parent-style-name="Heading_20_3">
      <style:text-properties fo:language="fr" fo:country="FR" officeooo:rsid="0039182b" officeooo:paragraph-rsid="0039182b" style:language-asian="zxx" style:country-asian="none" style:language-complex="zxx" style:country-complex="none"/>
    </style:style>
    <style:style style:name="P97" style:family="paragraph" style:parent-style-name="Heading_20_3">
      <style:text-properties fo:language="fr" fo:country="FR" fo:background-color="#ffff00" style:language-asian="zxx" style:country-asian="none" style:language-complex="zxx" style:country-complex="none"/>
    </style:style>
    <style:style style:name="P98" style:family="paragraph" style:parent-style-name="Heading_20_3">
      <style:text-properties officeooo:paragraph-rsid="00927741"/>
    </style:style>
    <style:style style:name="P99" style:family="paragraph" style:parent-style-name="Heading_20_2">
      <style:text-properties fo:language="fr" fo:country="FR" style:language-asian="zxx" style:country-asian="none" style:language-complex="zxx" style:country-complex="none"/>
    </style:style>
    <style:style style:name="P100" style:family="paragraph" style:parent-style-name="Heading_20_2">
      <style:text-properties fo:language="fr" fo:country="FR" officeooo:paragraph-rsid="007d7d18" style:language-asian="zxx" style:country-asian="none" style:language-complex="zxx" style:country-complex="none"/>
    </style:style>
    <style:style style:name="P101" style:family="paragraph" style:parent-style-name="Heading_20_2">
      <style:text-properties fo:language="fr" fo:country="FR" officeooo:paragraph-rsid="003b2525" style:language-asian="zxx" style:country-asian="none" style:language-complex="zxx" style:country-complex="none"/>
    </style:style>
    <style:style style:name="P102" style:family="paragraph" style:parent-style-name="Heading_20_2">
      <style:text-properties fo:language="fr" fo:country="FR" officeooo:paragraph-rsid="006587ca" style:language-asian="zxx" style:country-asian="none" style:language-complex="zxx" style:country-complex="none"/>
    </style:style>
    <style:style style:name="P103" style:family="paragraph" style:parent-style-name="Heading_20_2">
      <style:text-properties fo:language="fr" fo:country="FR" fo:background-color="#ffff00" style:language-asian="zxx" style:country-asian="none" style:language-complex="zxx" style:country-complex="none"/>
    </style:style>
    <style:style style:name="P104" style:family="paragraph" style:parent-style-name="Heading_20_2">
      <style:text-properties officeooo:paragraph-rsid="008a655d"/>
    </style:style>
    <style:style style:name="P105" style:family="paragraph" style:parent-style-name="List_20_1" style:list-style-name="L4">
      <style:text-properties fo:language="fr" fo:country="FR" officeooo:rsid="000f893d" officeooo:paragraph-rsid="0040a166" style:language-asian="zxx" style:country-asian="none" style:language-complex="zxx" style:country-complex="none"/>
    </style:style>
    <style:style style:name="P106" style:family="paragraph" style:parent-style-name="List_20_1" style:list-style-name="L4">
      <style:text-properties fo:language="fr" fo:country="FR" officeooo:paragraph-rsid="0040a166" style:language-asian="zxx" style:country-asian="none" style:language-complex="zxx" style:country-complex="none"/>
    </style:style>
    <style:style style:name="P107" style:family="paragraph" style:parent-style-name="List_20_2" style:list-style-name="L4">
      <style:text-properties fo:language="fr" fo:country="FR" officeooo:paragraph-rsid="00a48a7f" style:language-asian="zxx" style:country-asian="none" style:language-complex="zxx" style:country-complex="none"/>
    </style:style>
    <style:style style:name="P108" style:family="paragraph" style:parent-style-name="List_20_2" style:list-style-name="L4">
      <style:text-properties fo:language="fr" fo:country="FR" officeooo:paragraph-rsid="00a40110" style:language-asian="zxx" style:country-asian="none" style:language-complex="zxx" style:country-complex="none"/>
    </style:style>
    <style:style style:name="P109" style:family="paragraph" style:parent-style-name="List_20_2" style:list-style-name="L4">
      <style:text-properties fo:language="fr" fo:country="FR" officeooo:paragraph-rsid="0040a166" style:language-asian="zxx" style:country-asian="none" style:language-complex="zxx" style:country-complex="none"/>
    </style:style>
    <style:style style:name="P110" style:family="paragraph" style:parent-style-name="List_20_2" style:list-style-name="L4">
      <style:text-properties fo:language="fr" fo:country="FR" officeooo:rsid="000f893d" officeooo:paragraph-rsid="0040a166" style:language-asian="zxx" style:country-asian="none" style:language-complex="zxx" style:country-complex="none"/>
    </style:style>
    <style:style style:name="P111" style:family="paragraph" style:parent-style-name="List_20_2" style:list-style-name="L4">
      <style:text-properties fo:language="fr" fo:country="FR" officeooo:rsid="00a67c24" officeooo:paragraph-rsid="00a67c24" style:language-asian="zxx" style:country-asian="none" style:language-complex="zxx" style:country-complex="none"/>
    </style:style>
    <style:style style:name="P112" style:family="paragraph" style:parent-style-name="List_20_2" style:list-style-name="L4">
      <style:text-properties fo:language="fr" fo:country="FR" officeooo:rsid="00a5acc9" officeooo:paragraph-rsid="00a323be" fo:background-color="#ffff00" style:language-asian="zxx" style:country-asian="none" style:language-complex="zxx" style:country-complex="none"/>
    </style:style>
    <style:style style:name="P113" style:family="paragraph" style:parent-style-name="Text_20_body" style:list-style-name="L1">
      <style:text-properties style:font-name="Arial" fo:font-size="11pt" officeooo:rsid="00a5e79b" officeooo:paragraph-rsid="00af89f6"/>
    </style:style>
    <style:style style:name="P114" style:family="paragraph" style:parent-style-name="Text_20_body">
      <style:text-properties fo:language="fr" fo:country="FR" style:language-asian="zxx" style:country-asian="none" style:language-complex="zxx" style:country-complex="none"/>
    </style:style>
    <style:style style:name="P115" style:family="paragraph" style:parent-style-name="Text_20_body" style:list-style-name="L2">
      <style:text-properties fo:language="fr" fo:country="FR" officeooo:rsid="0014b7da" officeooo:paragraph-rsid="00ab4671" style:language-asian="zxx" style:country-asian="none" style:language-complex="zxx" style:country-complex="none"/>
    </style:style>
    <style:style style:name="P116" style:family="paragraph" style:parent-style-name="Text_20_body" style:list-style-name="L2">
      <style:text-properties fo:language="fr" fo:country="FR" officeooo:rsid="00ad5047" officeooo:paragraph-rsid="00ab4671" style:language-asian="zxx" style:country-asian="none" style:language-complex="zxx" style:country-complex="none"/>
    </style:style>
    <style:style style:name="P117" style:family="paragraph" style:parent-style-name="Text_20_body" style:list-style-name="L2">
      <style:text-properties fo:language="fr" fo:country="FR" officeooo:rsid="00ab4671" officeooo:paragraph-rsid="00ad623f" style:language-asian="zxx" style:country-asian="none" style:language-complex="zxx" style:country-complex="none"/>
    </style:style>
    <style:style style:name="P118" style:family="paragraph" style:parent-style-name="Text_20_body" style:list-style-name="L2">
      <style:text-properties fo:language="fr" fo:country="FR" officeooo:rsid="00ae5615" officeooo:paragraph-rsid="00ad623f" style:language-asian="zxx" style:country-asian="none" style:language-complex="zxx" style:country-complex="none"/>
    </style:style>
    <style:style style:name="P119" style:family="paragraph" style:parent-style-name="Text_20_body" style:list-style-name="L3">
      <style:text-properties fo:language="fr" fo:country="FR" officeooo:rsid="003bed26" officeooo:paragraph-rsid="00b287d2" style:language-asian="zxx" style:country-asian="none" style:language-complex="zxx" style:country-complex="none"/>
    </style:style>
    <style:style style:name="P120" style:family="paragraph" style:parent-style-name="Text_20_body" style:list-style-name="L3">
      <style:text-properties fo:language="fr" fo:country="FR" officeooo:rsid="003bed26" officeooo:paragraph-rsid="004184ed" style:language-asian="zxx" style:country-asian="none" style:language-complex="zxx" style:country-complex="none"/>
    </style:style>
    <style:style style:name="P121" style:family="paragraph" style:parent-style-name="Text_20_body" style:list-style-name="L3">
      <style:text-properties fo:language="fr" fo:country="FR" officeooo:rsid="003d691b" officeooo:paragraph-rsid="004184ed" style:language-asian="zxx" style:country-asian="none" style:language-complex="zxx" style:country-complex="none"/>
    </style:style>
    <style:style style:name="P122" style:family="paragraph" style:parent-style-name="Text_20_body" style:list-style-name="L5"/>
    <style:style style:name="P123" style:family="paragraph" style:parent-style-name="Text_20_body" style:list-style-name="L5">
      <style:text-properties officeooo:rsid="009773d8" officeooo:paragraph-rsid="009773d8"/>
    </style:style>
    <style:style style:name="P124" style:family="paragraph" style:parent-style-name="Text_20_body" style:list-style-name="L6"/>
    <style:style style:name="P125" style:family="paragraph" style:parent-style-name="Text_20_body">
      <style:text-properties officeooo:paragraph-rsid="008c2764"/>
    </style:style>
    <style:style style:name="P126" style:family="paragraph" style:parent-style-name="Text_20_body">
      <style:text-properties officeooo:paragraph-rsid="00e0cec7"/>
    </style:style>
    <style:style style:name="P127" style:family="paragraph" style:parent-style-name="Text_20_body">
      <style:text-properties officeooo:rsid="00e0cec7" officeooo:paragraph-rsid="00e0cec7"/>
    </style:style>
    <style:style style:name="T1" style:family="text">
      <style:text-properties style:font-name="Arial"/>
    </style:style>
    <style:style style:name="T2" style:family="text">
      <style:text-properties style:font-name="Arial" fo:font-size="11pt"/>
    </style:style>
    <style:style style:name="T3" style:family="text">
      <style:text-properties style:font-name="Arial" fo:font-size="11pt" officeooo:rsid="00168461"/>
    </style:style>
    <style:style style:name="T4" style:family="text">
      <style:text-properties style:font-name="Arial" fo:font-size="11pt" officeooo:rsid="0014b7da"/>
    </style:style>
    <style:style style:name="T5" style:family="text">
      <style:text-properties style:font-name="Arial" fo:font-size="11pt" officeooo:rsid="004d05fb"/>
    </style:style>
    <style:style style:name="T6" style:family="text">
      <style:text-properties officeooo:rsid="0039e1f0"/>
    </style:style>
    <style:style style:name="T7" style:family="text">
      <style:text-properties officeooo:rsid="003c518a"/>
    </style:style>
    <style:style style:name="T8" style:family="text">
      <style:text-properties fo:language="fr" fo:country="FR" style:language-asian="zxx" style:country-asian="none" style:language-complex="zxx" style:country-complex="none"/>
    </style:style>
    <style:style style:name="T9" style:family="text">
      <style:text-properties fo:language="fr" fo:country="FR" officeooo:rsid="005a11ba" style:language-asian="zxx" style:country-asian="none" style:language-complex="zxx" style:country-complex="none"/>
    </style:style>
    <style:style style:name="T10" style:family="text">
      <style:text-properties officeooo:rsid="0016cdbe"/>
    </style:style>
    <style:style style:name="T11" style:family="text">
      <style:text-properties officeooo:rsid="0014b7da"/>
    </style:style>
    <style:style style:name="T12" style:family="text">
      <style:text-properties officeooo:rsid="00221f04"/>
    </style:style>
    <style:style style:name="T13" style:family="text">
      <style:text-properties officeooo:rsid="0036e979"/>
    </style:style>
    <style:style style:name="T14" style:family="text">
      <style:text-properties officeooo:rsid="0037d169"/>
    </style:style>
    <style:style style:name="T15" style:family="text">
      <style:text-properties officeooo:rsid="001fba7e"/>
    </style:style>
    <style:style style:name="T16" style:family="text">
      <style:text-properties officeooo:rsid="001fd9a7"/>
    </style:style>
    <style:style style:name="T17" style:family="text">
      <style:text-properties officeooo:rsid="0018db79"/>
    </style:style>
    <style:style style:name="T18" style:family="text">
      <style:text-properties officeooo:rsid="004695d8"/>
    </style:style>
    <style:style style:name="T19" style:family="text">
      <style:text-properties officeooo:rsid="003d691b"/>
    </style:style>
    <style:style style:name="T20" style:family="text">
      <style:text-properties officeooo:rsid="004032fa"/>
    </style:style>
    <style:style style:name="T21" style:family="text">
      <style:text-properties officeooo:rsid="0026485f"/>
    </style:style>
    <style:style style:name="T22" style:family="text">
      <style:text-properties officeooo:rsid="0029fce2"/>
    </style:style>
    <style:style style:name="T23" style:family="text">
      <style:text-properties officeooo:rsid="002f67e5"/>
    </style:style>
    <style:style style:name="T24" style:family="text">
      <style:text-properties officeooo:rsid="003885c7"/>
    </style:style>
    <style:style style:name="T25" style:family="text">
      <style:text-properties officeooo:rsid="0030ca66"/>
    </style:style>
    <style:style style:name="T26" style:family="text">
      <style:text-properties officeooo:rsid="00e3e2db"/>
    </style:style>
    <style:style style:name="T27" style:family="text">
      <style:text-properties officeooo:rsid="011e3d04"/>
    </style:style>
    <style:style style:name="T28" style:family="text">
      <style:text-properties officeooo:rsid="00863ad9"/>
    </style:style>
    <style:style style:name="T29" style:family="text">
      <style:text-properties officeooo:rsid="00c2a9d7"/>
    </style:style>
    <style:style style:name="T30" style:family="text">
      <style:text-properties officeooo:rsid="0013d551"/>
    </style:style>
    <style:style style:name="T31" style:family="text">
      <style:text-properties officeooo:rsid="001573e3"/>
    </style:style>
    <style:style style:name="T32" style:family="text">
      <style:text-properties officeooo:rsid="00322d15"/>
    </style:style>
    <style:style style:name="T33" style:family="text">
      <style:text-properties officeooo:rsid="002dc555"/>
    </style:style>
    <style:style style:name="T34" style:family="text">
      <style:text-properties officeooo:rsid="0039de34"/>
    </style:style>
    <style:style style:name="T35" style:family="text">
      <style:text-properties officeooo:rsid="006a3ee5"/>
    </style:style>
    <style:style style:name="T36" style:family="text">
      <style:text-properties officeooo:rsid="00e0b467"/>
    </style:style>
    <style:style style:name="T37" style:family="text">
      <style:text-properties officeooo:rsid="0078b435"/>
    </style:style>
    <style:style style:name="T38" style:family="text">
      <style:text-properties officeooo:rsid="004b816c"/>
    </style:style>
    <style:style style:name="T39" style:family="text">
      <style:text-properties officeooo:rsid="008190b2"/>
    </style:style>
    <style:style style:name="T40" style:family="text">
      <style:text-properties officeooo:rsid="00a8c4c7"/>
    </style:style>
    <style:style style:name="T41" style:family="text">
      <style:text-properties officeooo:rsid="004513eb"/>
    </style:style>
    <style:style style:name="T42" style:family="text">
      <style:text-properties fo:background-color="#ffff00" loext:char-shading-value="0"/>
    </style:style>
    <style:style style:name="T43" style:family="text">
      <style:text-properties officeooo:rsid="004c518c"/>
    </style:style>
    <style:style style:name="T44" style:family="text">
      <style:text-properties officeooo:rsid="004d05fb"/>
    </style:style>
    <style:style style:name="T45" style:family="text">
      <style:text-properties officeooo:rsid="00523448"/>
    </style:style>
    <style:style style:name="T46" style:family="text">
      <style:text-properties officeooo:rsid="0053aedd"/>
    </style:style>
    <style:style style:name="T47" style:family="text">
      <style:text-properties officeooo:rsid="0053d6b5"/>
    </style:style>
    <style:style style:name="T48" style:family="text">
      <style:text-properties officeooo:rsid="00581bf9"/>
    </style:style>
    <style:style style:name="T49" style:family="text">
      <style:text-properties officeooo:rsid="006587ca"/>
    </style:style>
    <style:style style:name="T50" style:family="text">
      <style:text-properties officeooo:rsid="006bef63"/>
    </style:style>
    <style:style style:name="T51" style:family="text">
      <style:text-properties officeooo:rsid="006d38fc"/>
    </style:style>
    <style:style style:name="T52" style:family="text">
      <style:text-properties officeooo:rsid="00705ac8"/>
    </style:style>
    <style:style style:name="T53" style:family="text">
      <style:text-properties officeooo:rsid="007070d9"/>
    </style:style>
    <style:style style:name="T54" style:family="text">
      <style:text-properties officeooo:rsid="007306df"/>
    </style:style>
    <style:style style:name="T55" style:family="text">
      <style:text-properties officeooo:rsid="0073ce89"/>
    </style:style>
    <style:style style:name="T56" style:family="text">
      <style:text-properties officeooo:rsid="0075b82c"/>
    </style:style>
    <style:style style:name="T57" style:family="text">
      <style:text-properties officeooo:rsid="00795627"/>
    </style:style>
    <style:style style:name="T58" style:family="text">
      <style:text-properties officeooo:rsid="007ab966"/>
    </style:style>
    <style:style style:name="T59" style:family="text">
      <style:text-properties officeooo:rsid="00801c25"/>
    </style:style>
    <style:style style:name="T60" style:family="text">
      <style:text-properties officeooo:rsid="00813094"/>
    </style:style>
    <style:style style:name="T61" style:family="text">
      <style:text-properties officeooo:rsid="00841fca"/>
    </style:style>
    <style:style style:name="T62" style:family="text">
      <style:text-properties officeooo:rsid="0085799a"/>
    </style:style>
    <style:style style:name="T63" style:family="text">
      <style:text-properties officeooo:rsid="0086c4b0"/>
    </style:style>
    <style:style style:name="T64" style:family="text">
      <style:text-properties officeooo:rsid="00927741"/>
    </style:style>
    <style:style style:name="T65" style:family="text">
      <style:text-properties officeooo:rsid="009d3bf9"/>
    </style:style>
    <style:style style:name="T66" style:family="text">
      <style:text-properties officeooo:rsid="009f9863"/>
    </style:style>
    <style:style style:name="T67" style:family="text">
      <style:text-properties officeooo:rsid="00a45f78"/>
    </style:style>
    <style:style style:name="T68" style:family="text">
      <style:text-properties officeooo:rsid="00a2b409"/>
    </style:style>
    <style:style style:name="T69" style:family="text">
      <style:text-properties officeooo:rsid="00a79752"/>
    </style:style>
    <style:style style:name="T70" style:family="text">
      <style:text-properties officeooo:rsid="00a40110"/>
    </style:style>
    <style:style style:name="T71" style:family="text">
      <style:text-properties officeooo:rsid="00aae031"/>
    </style:style>
    <style:style style:name="T72" style:family="text">
      <style:text-properties officeooo:rsid="00ae5615"/>
    </style:style>
    <style:style style:name="T73" style:family="text">
      <style:text-properties officeooo:rsid="00ac432d"/>
    </style:style>
    <style:style style:name="T74" style:family="text">
      <style:text-properties officeooo:rsid="00c642e2"/>
    </style:style>
    <style:style style:name="T75" style:family="text">
      <style:text-properties officeooo:rsid="00c9d036"/>
    </style:style>
    <style:style style:name="T76" style:family="text">
      <style:text-properties officeooo:rsid="00caa0d0"/>
    </style:style>
    <style:style style:name="T77" style:family="text">
      <style:text-properties officeooo:rsid="00a862c9"/>
    </style:style>
    <style:style style:name="T78" style:family="text">
      <style:text-properties officeooo:rsid="00d6dbe8"/>
    </style:style>
    <style:style style:name="T79" style:family="text">
      <style:text-properties officeooo:rsid="00d80e70"/>
    </style:style>
    <style:style style:name="T80" style:family="text">
      <style:text-properties officeooo:rsid="00dbe91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Site Web - <text:span text:style-name="T71">E-commerce</text:span></text:p>
      <text:p text:style-name="P4"/>
      <text:p text:style-name="P78">Cahier des charges et Dossier de conception normalisé</text:p>
      <text:table-of-content text:style-name="Sect1" text:protected="true" text:name="Table des matières1">
        <text:table-of-content-source text:outline-level="2" text:use-index-marks="false">
          <text:index-title-template text:style-name="Sous-sous-titre">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5">Sommaire</text:p>
          </text:index-title>
          <text:p text:style-name="P85"><text:a xlink:type="simple" xlink:href="#__RefHeading___Toc973_994175932" text:style-name="Index_20_Link" text:visited-style-name="Index_20_Link">Identification du Projet<text:tab/>4</text:a></text:p>
          <text:p text:style-name="P85"><text:a xlink:type="simple" xlink:href="#__RefHeading___Toc975_994175932" text:style-name="Index_20_Link" text:visited-style-name="Index_20_Link">Diagnostic du besoin<text:tab/>6</text:a></text:p>
          <text:p text:style-name="P86"><text:a xlink:type="simple" xlink:href="#__RefHeading___Toc1460_1929138192" text:style-name="Index_20_Link" text:visited-style-name="Index_20_Link">Objectifs du site<text:tab/>6</text:a></text:p>
          <text:p text:style-name="P86"><text:a xlink:type="simple" xlink:href="#__RefHeading___Toc981_994175932" text:style-name="Index_20_Link" text:visited-style-name="Index_20_Link">Particularités<text:tab/>6</text:a></text:p>
          <text:p text:style-name="P86"><text:a xlink:type="simple" xlink:href="#__RefHeading___Toc979_994175932" text:style-name="Index_20_Link" text:visited-style-name="Index_20_Link">Environnement commercial<text:tab/>6</text:a></text:p>
          <text:p text:style-name="P86"><text:a xlink:type="simple" xlink:href="#__RefHeading___Toc983_994175932" text:style-name="Index_20_Link" text:visited-style-name="Index_20_Link">Description de la cible et de ses attentes<text:tab/>6</text:a></text:p>
          <text:p text:style-name="P86"><text:a xlink:type="simple" xlink:href="#__RefHeading___Toc1461_887888884" text:style-name="Index_20_Link" text:visited-style-name="Index_20_Link">Études préalables<text:tab/>7</text:a></text:p>
          <text:p text:style-name="P86"><text:a xlink:type="simple" xlink:href="#__RefHeading___Toc991_994175932" text:style-name="Index_20_Link" text:visited-style-name="Index_20_Link">Enjeux du projet<text:tab/>7</text:a></text:p>
          <text:p text:style-name="P86"><text:a xlink:type="simple" xlink:href="#__RefHeading___Toc993_994175932" text:style-name="Index_20_Link" text:visited-style-name="Index_20_Link">Limites et Contraintes de départ<text:tab/>7</text:a></text:p>
          <text:p text:style-name="P85"><text:a xlink:type="simple" xlink:href="#__RefHeading___Toc995_994175932" text:style-name="Index_20_Link" text:visited-style-name="Index_20_Link">Déclaration d'Intention<text:tab/>8</text:a></text:p>
          <text:p text:style-name="P85"><text:a xlink:type="simple" xlink:href="#__RefHeading___Toc1023_994175932" text:style-name="Index_20_Link" text:visited-style-name="Index_20_Link">Organisation du projet<text:tab/>9</text:a></text:p>
          <text:p text:style-name="P86"><text:a xlink:type="simple" xlink:href="#__RefHeading___Toc1025_994175932" text:style-name="Index_20_Link" text:visited-style-name="Index_20_Link">Acteurs du projet<text:tab/>9</text:a></text:p>
          <text:p text:style-name="P86"><text:a xlink:type="simple" xlink:href="#__RefHeading___Toc1029_994175932" text:style-name="Index_20_Link" text:visited-style-name="Index_20_Link">Planning détaillé<text:tab/>9</text:a></text:p>
          <text:p text:style-name="P86"><text:a xlink:type="simple" xlink:href="#__RefHeading___Toc1031_994175932" text:style-name="Index_20_Link" text:visited-style-name="Index_20_Link">Ressources applicatives utilisées<text:tab/>10</text:a></text:p>
          <text:p text:style-name="P86"><text:a xlink:type="simple" xlink:href="#__RefHeading___Toc1033_994175932" text:style-name="Index_20_Link" text:visited-style-name="Index_20_Link">Aspects juridiques<text:tab/>10</text:a></text:p>
          <text:p text:style-name="P85"><text:a xlink:type="simple" xlink:href="#__RefHeading___Toc997_994175932" text:style-name="Index_20_Link" text:visited-style-name="Index_20_Link">Mise en œuvre<text:tab/>11</text:a></text:p>
          <text:p text:style-name="P86"><text:a xlink:type="simple" xlink:href="#__RefHeading___Toc999_994175932" text:style-name="Index_20_Link" text:visited-style-name="Index_20_Link">Arborescence &amp; Contenus textuels<text:tab/>11</text:a></text:p>
          <text:p text:style-name="P86"><text:a xlink:type="simple" xlink:href="#__RefHeading___Toc1001_994175932" text:style-name="Index_20_Link" text:visited-style-name="Index_20_Link">Graphisme<text:tab/>11</text:a></text:p>
          <text:p text:style-name="P86"><text:a xlink:type="simple" xlink:href="#__RefHeading___Toc2485_1338404867" text:style-name="Index_20_Link" text:visited-style-name="Index_20_Link">Accessibilité<text:tab/>12</text:a></text:p>
          <text:p text:style-name="P86"><text:a xlink:type="simple" xlink:href="#__RefHeading___Toc1005_994175932" text:style-name="Index_20_Link" text:visited-style-name="Index_20_Link">Fonctionnalités<text:tab/>12</text:a></text:p>
          <text:p text:style-name="P86"><text:a xlink:type="simple" xlink:href="#__RefHeading___Toc1017_994175932" text:style-name="Index_20_Link" text:visited-style-name="Index_20_Link">Référencement &amp; Communication<text:tab/>16</text:a></text:p>
          <text:p text:style-name="P86"><text:a xlink:type="simple" xlink:href="#__RefHeading___Toc1019_994175932" text:style-name="Index_20_Link" text:visited-style-name="Index_20_Link">Monétisation<text:tab/>17</text:a></text:p>
          <text:p text:style-name="P86"><text:a xlink:type="simple" xlink:href="#__RefHeading___Toc1021_994175932" text:style-name="Index_20_Link" text:visited-style-name="Index_20_Link">Statistiques<text:tab/>17</text:a></text:p>
        </text:index-body>
      </text:table-of-content>
      <text:p text:style-name="Text_20_body"/>
      <text:p text:style-name="P76">Intr<text:span text:style-name="T1">oduction</text:span></text:p>
      <text:p text:style-name="Text_20_body"/>
      <text:h text:style-name="P87" text:outline-level="1"><text:bookmark-start text:name="__RefHeading___Toc973_994175932"/><text:span text:style-name="T7">Identification</text:span> du Projet<text:bookmark-end text:name="__RefHeading___Toc973_994175932"/></text:h>
      <text:p text:style-name="P37"/>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49">Nom de l'entreprise :</text:p>
            <text:p text:style-name="P38"/>
          </table:table-cell>
          <table:table-cell table:style-name="Tableau1.A1" table:number-columns-spanned="2" office:value-type="string">
            <text:p text:style-name="P39">Demandeur :</text:p>
          </table:table-cell>
          <table:covered-table-cell/>
          <table:table-cell table:style-name="Tableau1.D1" table:number-columns-spanned="2" office:value-type="string">
            <text:p text:style-name="P39">Contact <text:span text:style-name="T48">(coordonnnées) </text:span>:</text:p>
          </table:table-cell>
          <table:covered-table-cell/>
        </table:table-row>
        <table:table-row>
          <table:table-cell table:style-name="Tableau1.A2" table:number-columns-spanned="2" office:value-type="string">
            <text:p text:style-name="P65">Type de site : </text:p>
            <text:p text:style-name="P65"><text:s text:c="11"/><text:span text:style-name="T68">E-commerce</text:span></text:p>
          </table:table-cell>
          <table:covered-table-cell/>
          <table:table-cell table:style-name="Tableau1.C2" table:number-columns-spanned="3" office:value-type="string">
            <text:p text:style-name="P34">Budget prévu / <text:span text:style-name="T51">Prix proposé </text:span>: </text:p>
            <text:p text:style-name="P46"/>
          </table:table-cell>
          <table:covered-table-cell/>
          <table:covered-table-cell/>
        </table:table-row>
        <table:table-row table:style-name="Tableau1.3">
          <table:table-cell table:style-name="Tableau1.A2" table:number-columns-spanned="2" office:value-type="string">
            <text:p text:style-name="P42">Objectif :</text:p>
            <text:p text:style-name="P42"/>
          </table:table-cell>
          <table:covered-table-cell/>
          <table:table-cell table:style-name="Tableau1.C2" table:number-columns-spanned="3" office:value-type="string">
            <text:p text:style-name="P41">Articulation avec d'autres projets :</text:p>
            <text:p text:style-name="P41"/>
          </table:table-cell>
          <table:covered-table-cell/>
          <table:covered-table-cell/>
        </table:table-row>
        <table:table-row table:style-name="Tableau1.4">
          <table:table-cell table:style-name="Tableau1.A2" table:number-columns-spanned="2" office:value-type="string">
            <text:p text:style-name="P42">Résultat attendu<text:span text:style-name="T11"> :</text:span></text:p>
            <text:p text:style-name="P42"/>
          </table:table-cell>
          <table:covered-table-cell/>
          <table:table-cell table:style-name="Tableau1.C2" table:number-columns-spanned="3" office:value-type="string">
            <text:p text:style-name="P52">L<text:span text:style-name="T4">iste des </text:span><text:span text:style-name="T2">autres</text:span><text:span text:style-name="T4"> </text:span><text:span text:style-name="T2">l</text:span><text:span text:style-name="T4">ivrables attendus :</text:span></text:p>
            <text:p text:style-name="P47"/>
          </table:table-cell>
          <table:covered-table-cell/>
          <table:covered-table-cell/>
        </table:table-row>
        <table:table-row>
          <table:table-cell table:style-name="Tableau1.A2" office:value-type="string">
            <text:p text:style-name="P48">Objectifs à renégocier :</text:p>
          </table:table-cell>
          <table:table-cell table:style-name="Tableau1.C2" table:number-columns-spanned="4" office:value-type="string">
            <text:p text:style-name="P40">Contexte de la demande : </text:p>
            <text:p text:style-name="P40"/>
          </table:table-cell>
          <table:covered-table-cell/>
          <table:covered-table-cell/>
          <table:covered-table-cell/>
        </table:table-row>
        <table:table-row>
          <table:table-cell table:style-name="Tableau1.A2" office:value-type="string">
            <text:p text:style-name="P28">Cahier des charges écrit par...</text:p>
            <text:p text:style-name="P28">[ <text:s/>] Le Client</text:p>
            <text:p text:style-name="P43">[ <text:s/>] Le Prestataire</text:p>
          </table:table-cell>
          <table:table-cell table:style-name="Tableau1.A2" table:number-columns-spanned="2" office:value-type="string">
            <text:p text:style-name="P53">Contenu <text:span text:style-name="T44">(textes &amp; images) </text:span>à la charge...</text:p>
            <text:p text:style-name="P30">[ <text:s/>] <text:span text:style-name="T43">Du</text:span> Client</text:p>
            <text:p text:style-name="P44">[ <text:s/>] <text:span text:style-name="T43">Du</text:span> Prestataire</text:p>
          </table:table-cell>
          <table:covered-table-cell/>
          <table:table-cell table:style-name="Tableau1.C2" table:number-columns-spanned="2" office:value-type="string">
            <text:p text:style-name="P79">Elément déclencheur :</text:p>
          </table:table-cell>
          <table:covered-table-cell/>
        </table:table-row>
        <table:table-row>
          <table:table-cell table:style-name="Tableau1.A2" office:value-type="string">
            <text:p text:style-name="P33">Liste des acteurs <text:span text:style-name="T53">et rôles</text:span> :</text:p>
            <text:p text:style-name="P33"/>
          </table:table-cell>
          <table:table-cell table:style-name="Tableau1.A2" table:number-columns-spanned="2" office:value-type="string">
            <text:p text:style-name="P80">Activité <text:span text:style-name="T58">principale</text:span> du client :</text:p>
            <text:p text:style-name="P80"/>
          </table:table-cell>
          <table:covered-table-cell/>
          <table:table-cell table:style-name="Tableau1.C2" table:number-columns-spanned="2" office:value-type="string">
            <text:p text:style-name="P84"/>
          </table:table-cell>
          <table:covered-table-cell/>
        </table:table-row>
        <table:table-row table:style-name="Tableau1.8">
          <table:table-cell table:style-name="Tableau1.A2" office:value-type="string">
            <text:p text:style-name="P31">Langues : </text:p>
            <text:p text:style-name="P31"><text:s text:c="9"/><text:span text:style-name="T67">Français</text:span></text:p>
          </table:table-cell>
          <table:table-cell table:style-name="Tableau1.A2" table:number-columns-spanned="2" office:value-type="string">
            <text:p text:style-name="P81">Activités secondaires :</text:p>
          </table:table-cell>
          <table:covered-table-cell/>
          <table:table-cell table:style-name="Tableau1.C2" table:number-columns-spanned="2" office:value-type="string">
            <text:p text:style-name="P82"/>
          </table:table-cell>
          <table:covered-table-cell/>
        </table:table-row>
        <table:table-row>
          <table:table-cell table:style-name="Tableau1.A2" office:value-type="string">
            <text:p text:style-name="P61">Concept du site :</text:p>
            <text:p text:style-name="P25">Ce que veux montrer le site et comment le communiquer.</text:p>
          </table:table-cell>
          <table:table-cell table:style-name="Tableau1.A2" table:number-columns-spanned="2" office:value-type="string">
            <text:p text:style-name="P81"/>
          </table:table-cell>
          <table:covered-table-cell/>
          <table:table-cell table:style-name="Tableau1.C2" table:number-columns-spanned="2" office:value-type="string">
            <text:p text:style-name="P83"/>
          </table:table-cell>
          <table:covered-table-cell/>
        </table:table-row>
        <text:soft-page-break/>
        <table:table-row>
          <table:table-cell table:style-name="Tableau1.A2" table:number-columns-spanned="3" office:value-type="string">
            <text:p text:style-name="P50">Hébergement <text:span text:style-name="T44">(lien de l'offre) </text:span>:</text:p>
            <text:p text:style-name="P29"/>
          </table:table-cell>
          <table:covered-table-cell/>
          <table:covered-table-cell/>
          <table:table-cell table:style-name="Tableau1.C2" table:number-columns-spanned="2" office:value-type="string">
            <text:p text:style-name="P45"/>
          </table:table-cell>
          <table:covered-table-cell/>
        </table:table-row>
        <table:table-row>
          <table:table-cell table:style-name="Tableau1.C2" table:number-columns-spanned="5" office:value-type="string">
            <text:p text:style-name="P54"><text:span text:style-name="T3">Nom</text:span><text:span text:style-name="T5">s</text:span><text:span text:style-name="T3"> de domaine : </text:span></text:p>
            <text:list xml:id="list2193964920" text:style-name="L1">
              <text:list-item>
                <text:p text:style-name="P113">Principal :</text:p>
              </text:list-item>
              <text:list-item>
                <text:p text:style-name="P113">Secondaires :</text:p>
              </text:list-item>
            </text:list>
          </table:table-cell>
          <table:covered-table-cell/>
          <table:covered-table-cell/>
          <table:covered-table-cell/>
          <table:covered-table-cell/>
        </table:table-row>
        <table:table-row>
          <table:table-cell table:style-name="Tableau1.A2" table:number-columns-spanned="3" office:value-type="string">
            <text:p text:style-name="P35">Calendrier souhaité : </text:p>
            <text:p text:style-name="P50"/>
          </table:table-cell>
          <table:covered-table-cell/>
          <table:covered-table-cell/>
          <table:table-cell table:style-name="Tableau1.C2" table:number-columns-spanned="2" office:value-type="string">
            <text:p text:style-name="P50">CMS <text:span text:style-name="T10">ou Framework</text:span> : </text:p>
            <text:p text:style-name="P66"><text:s text:c="3"/><text:span text:style-name="T66"><text:s text:c="7"/></text:span>Wordpress</text:p>
          </table:table-cell>
          <table:covered-table-cell/>
        </table:table-row>
        <table:table-row>
          <table:table-cell table:style-name="Tableau1.A2" table:number-columns-spanned="3" office:value-type="string">
            <text:p text:style-name="P26">Conclusion sur l'existant :</text:p>
            <text:p text:style-name="P26">[ <text:s/>] Diagnostic établi</text:p>
            <text:p text:style-name="P10">[ <text:s/>] Charte graphique pré-existante</text:p>
          </table:table-cell>
          <table:covered-table-cell/>
          <table:covered-table-cell/>
          <table:table-cell table:style-name="Tableau1.C2" table:number-columns-spanned="2" office:value-type="string">
            <text:p text:style-name="P57">Conclusion sur la conccurence :</text:p>
            <text:p text:style-name="P27">[ <text:s/>] Diagnostic établi</text:p>
            <text:p text:style-name="P27"><text:span text:style-name="T8">[ <text:s/>] </text:span><text:span text:style-name="T9">Différenciation identifiée</text:span></text:p>
          </table:table-cell>
          <table:covered-table-cell/>
        </table:table-row>
        <table:table-row table:style-name="Tableau1.14">
          <table:table-cell table:style-name="Tableau1.C2" table:number-columns-spanned="5" office:value-type="string">
            <text:p text:style-name="P36">Documents joints :</text:p>
            <text:p text:style-name="P36"/>
          </table:table-cell>
          <table:covered-table-cell/>
          <table:covered-table-cell/>
          <table:covered-table-cell/>
          <table:covered-table-cell/>
        </table:table-row>
        <table:table-row table:style-name="Tableau1.15">
          <table:table-cell table:style-name="Tableau1.C2" table:number-columns-spanned="5" office:value-type="string">
            <text:p text:style-name="P59">Fonctionnalités supplémentaires <text:span text:style-name="T50">(options payantes) </text:span>:</text:p>
            <text:p text:style-name="P60"/>
          </table:table-cell>
          <table:covered-table-cell/>
          <table:covered-table-cell/>
          <table:covered-table-cell/>
          <table:covered-table-cell/>
        </table:table-row>
        <table:table-row>
          <table:table-cell table:style-name="Tableau1.A2" office:value-type="string">
            <text:p text:style-name="P56">Comptes clients utilisés pour le projet :</text:p>
            <text:p text:style-name="P56">- Hébergeur (OVH) :</text:p>
            <text:p text:style-name="P55">- Référencement (Google) :</text:p>
            <text:p text:style-name="P55">- Wordpress.com (JetPack &amp; Akismet) : </text:p>
          </table:table-cell>
          <table:table-cell table:style-name="Tableau1.A2" table:number-columns-spanned="3" office:value-type="string">
            <text:p text:style-name="P57">Logins :</text:p>
          </table:table-cell>
          <table:covered-table-cell/>
          <table:covered-table-cell/>
          <table:table-cell table:style-name="Tableau1.C2" office:value-type="string">
            <text:p text:style-name="P57">Mdp :</text:p>
          </table:table-cell>
        </table:table-row>
        <table:table-row>
          <table:table-cell table:style-name="Tableau1.C2" table:number-columns-spanned="5" office:value-type="string">
            <text:p text:style-name="P67">Conditions :</text:p>
            <text:list xml:id="list2346716352" text:style-name="L2">
              <text:list-item>
                <text:p text:style-name="P115">L<text:span text:style-name="T72">es contenus sources demandées par le client doivent être fournis par celui-ci. A défaut, le prestataire travaillera sans attendre ces ressources.</text:span></text:p>
              </text:list-item>
              <text:list-item>
                <text:p text:style-name="P116">Le nombre de pages présentant l’<text:span text:style-name="T73">activité de l’entreprise</text:span> ne peuvent pas dépasser le nombre de 6.</text:p>
              </text:list-item>
              <text:list-item>
                <text:p text:style-name="P117">De plus, le nombre de produits ajoutés par le prestataire est au nombre maximum de 5 fiches.</text:p>
              </text:list-item>
              <text:list-item>
                <text:p text:style-name="P118">La configuration des adresses e-mails se limite à 10 boîtes mails.</text:p>
              </text:list-item>
            </text:list>
          </table:table-cell>
          <table:covered-table-cell/>
          <table:covered-table-cell/>
          <table:covered-table-cell/>
          <table:covered-table-cell/>
        </table:table-row>
      </table:table>
      <text:p text:style-name="P32"/>
      <text:h text:style-name="P90" text:outline-level="1"><text:bookmark-start text:name="__RefHeading___Toc975_994175932"/>Diagnostic du besoin<text:bookmark-end text:name="__RefHeading___Toc975_994175932"/></text:h>
      <text:p text:style-name="P17"/>
      <text:h text:style-name="Heading_20_2" text:outline-level="2"><text:bookmark-start text:name="__RefHeading___Toc1460_1929138192"/>Objectifs du site<text:bookmark-end text:name="__RefHeading___Toc1460_1929138192"/></text:h>
      <text:p text:style-name="Text_20_body">Décrivez à quoi sert le site et quel est son objectif principal. Par exemple, votre site peut avoir comme objectif de :</text:p>
      <text:p text:style-name="Text_20_body">- recruter des collaborateurs</text:p>
      <text:p text:style-name="Text_20_body">- développer le chiffre d’affaire par 3 de votre activité</text:p>
      <text:p text:style-name="Text_20_body">- faire venir en magasin</text:p>
      <text:p text:style-name="Text_20_body">- développer la notoriété</text:p>
      <text:p text:style-name="Text_20_body">Vous pouvez également préciser comment le site web s'intègre, ou doit s'intégrer, dans la stratégie commerciale globale de votre entreprise. Pensez « Epicentre »</text:p>
      <text:p text:style-name="Text_20_body"/>
      <text:h text:style-name="P100" text:outline-level="2"><text:bookmark-start text:name="__RefHeading___Toc981_994175932"/>Particularités<text:bookmark-end text:name="__RefHeading___Toc981_994175932"/></text:h>
      <text:p text:style-name="P17">Vous pouvez placer ici des particularités juridiques, économiques, politiques, sociales, psychologiques, techniques ou sociologiques qui sont favorables ou amènent des contraintes au projet.</text:p>
      <text:p text:style-name="P17"/>
      <text:h text:style-name="P100" text:outline-level="2"><text:bookmark-start text:name="__RefHeading___Toc979_994175932"/>Environnement <text:span text:style-name="T56">c</text:span>ommercial<text:bookmark-end text:name="__RefHeading___Toc979_994175932"/></text:h>
      <text:p text:style-name="P1">La connaissance de cet environnement permet d'avoir une base d'analyse de sites et de stratégies afin de déterminer le meilleur positionnement et aux prestataires de s'approprier le projet.</text:p>
      <text:h text:style-name="P91" text:outline-level="3">Les <text:s/>concurrents</text:h>
      <text:p text:style-name="P1"><text:tab/>Nom + http://www.urlsite.com</text:p>
      <text:p text:style-name="P1"><text:tab/>Nom + http://www.urlsite.com</text:p>
      <text:h text:style-name="P91" text:outline-level="3">Les partenaires</text:h>
      <text:p text:style-name="P1"><text:tab/>Nom <text:s/>+ http://www.urlsite.com</text:p>
      <text:p text:style-name="P1"><text:tab/>Nom + http://www.urlsite.com</text:p>
      <text:h text:style-name="P91" text:outline-level="3">Le réseau étendu (fournisseurs, prescripteurs,etc…)</text:h>
      <text:p text:style-name="P1"><text:tab/>Nom <text:s/>+ http://www.urlsite.com</text:p>
      <text:p text:style-name="P16"><text:tab/>Nom + http://www.urlsite.com</text:p>
      <text:p text:style-name="P1"/>
      <text:h text:style-name="P99" text:outline-level="2"><text:bookmark-start text:name="__RefHeading___Toc983_994175932"/>Description de la cible et de ses attentes<text:bookmark-end text:name="__RefHeading___Toc983_994175932"/></text:h>
      <text:p text:style-name="P1">Décrivez avec précision la cible principale de votre projet web. </text:p>
      <text:p text:style-name="P1">Présenter la, expliquer ce qu’elle fera sur le site... Si vous avez réalisé des Personas, intégrez les ici.</text:p>
      <text:p text:style-name="P1">Listez également la ou les cibles secondaires dans un ordre d'importance (exemple : les <text:soft-page-break/>prescripteurs, partenaires…).</text:p>
      <text:p text:style-name="P1"/>
      <text:h text:style-name="Heading_20_2" text:outline-level="2"><text:bookmark-start text:name="__RefHeading___Toc1461_887888884"/><text:span text:style-name="T45">Études</text:span> <text:span text:style-name="T64">et réalisations </text:span>préalables<text:bookmark-end text:name="__RefHeading___Toc1461_887888884"/></text:h>
      <text:h text:style-name="Heading_20_3" text:outline-level="3"><text:bookmark-start text:name="__RefHeading___Toc985_994175932"/>Diagnostic de l'existant<text:bookmark-end text:name="__RefHeading___Toc985_994175932"/></text:h>
      <text:p text:style-name="P1"><text:s/></text:p>
      <text:h text:style-name="Heading_20_3" text:outline-level="3"><text:bookmark-start text:name="__RefHeading___Toc987_994175932"/>Diagnostic de la concurrence<text:bookmark-end text:name="__RefHeading___Toc987_994175932"/></text:h>
      <text:p text:style-name="P1">Ici se trouve un récapitulatif du diagnostic des sites concurrents sur leur stratégie et la qualité.</text:p>
      <text:p text:style-name="P1"/>
      <text:h text:style-name="P98" text:outline-level="3">Autres études</text:h>
      <text:p text:style-name="Text_20_body"><text:s/></text:p>
      <text:h text:style-name="P99" text:outline-level="2"><text:bookmark-start text:name="__RefHeading___Toc991_994175932"/>Enjeux du <text:span text:style-name="T55">p</text:span>rojet<text:bookmark-end text:name="__RefHeading___Toc991_994175932"/></text:h>
      <text:p text:style-name="P1"/>
      <text:h text:style-name="P99" text:outline-level="2"><text:bookmark-start text:name="__RefHeading___Toc993_994175932"/>Limites et Contraintes de départ<text:bookmark-end text:name="__RefHeading___Toc993_994175932"/></text:h>
      <text:p text:style-name="P1"/>
      <text:h text:style-name="P91" text:outline-level="3">Contraintes techniques</text:h>
      <text:p text:style-name="P1"/>
      <text:h text:style-name="P91" text:outline-level="3">Contraintes fonctionnelles</text:h>
      <text:p text:style-name="P1"/>
      <text:h text:style-name="P92" text:outline-level="3">Contraintes <text:span text:style-name="T59">graphiques</text:span></text:h>
      <text:p text:style-name="P18"/>
      <text:h text:style-name="P93" text:outline-level="3">Contraintes textuelles</text:h>
      <text:p text:style-name="P18"/>
      <text:h text:style-name="Heading_20_2" text:outline-level="2"><text:bookmark-start text:name="__RefHeading___Toc995_994175932"/>Déclaration d'Intention<text:bookmark-end text:name="__RefHeading___Toc995_994175932"/></text:h>
      <text:p text:style-name="P5">A partir de là, il est possible pour le prestataire d'établir un projet et de le présenter par cette déclaration.</text:p>
      <text:p text:style-name="P5"/>
      <text:p text:style-name="P21"/>
      <text:h text:style-name="P88" text:outline-level="1"><text:bookmark-start text:name="__RefHeading___Toc1023_994175932"/>Organisation <text:span text:style-name="T54">du projet</text:span><text:bookmark-end text:name="__RefHeading___Toc1023_994175932"/></text:h>
      <text:p text:style-name="Text_20_body"/>
      <text:p text:style-name="Text_20_body">Remise en main propre d'une sauvegarde du site et des maquettes sur DVD.</text:p>
      <text:p text:style-name="Text_20_body"/>
      <text:p text:style-name="Text_20_body">Droits d'exploitation entièrement remis au client.</text:p>
      <text:p text:style-name="Text_20_body"/>
      <text:p text:style-name="Text_20_body">Site crée à partir du CMS <text:span text:style-name="T46">Wordpress</text:span>, logiciel libre qui n'est pas liée à une société <text:span text:style-name="T21">et avec un espace d'administration.</text:span></text:p>
      <text:p text:style-name="Text_20_body"/>
      <text:p text:style-name="Text_20_body">Remise au client des identifiants d'accès à l'espace d'administration du site</text:p>
      <text:p text:style-name="Text_20_body"/>
      <text:p text:style-name="Text_20_body">Accès <text:span text:style-name="T21">aux outils (Google) de référencement et d'analyse par un compte dédié à l'entreprise et dont le propriétaire est le client (si besoin, la création peut se faire avec l'achat de l'hébergement).</text:span></text:p>
      <text:p text:style-name="Text_20_body"/>
      <text:p text:style-name="Text_20_body">Formation individuelle sur le fonctionnement de <text:span text:style-name="T45">Wordpress</text:span> et <text:span text:style-name="T22">de s</text:span>es outils d'administration.</text:p>
      <text:p text:style-name="Text_20_body"/>
      <text:p text:style-name="Text_20_body">Remise d'un manuel d'utilisation <text:span text:style-name="T23">pour Wordpress et les extensions utilisées.</text:span></text:p>
      <text:p text:style-name="Text_20_body"/>
      <text:p text:style-name="Text_20_body">Accompagnement pour la mise en œuvre de l'hébergement au nom du client :</text:p>
      <text:p text:style-name="Text_20_body">- <text:span text:style-name="T24">choix du nom de domaine en amont pour correspondre à votre entreprise,</text:span></text:p>
      <text:p text:style-name="Text_20_body">- choix de l'offre parmi les offres d'OVH (en général, un hébergement mutualisé perso suffit),</text:p>
      <text:p text:style-name="Text_20_body">- <text:span text:style-name="T24">mise en place d'un rappel (par mail) pour le paiement annuel de l'hébergement (sur Google Agenda avec notifications par mail et/ou SMS).</text:span></text:p>
      <text:p text:style-name="Text_20_body">Par cela, le client reste propriétaire et décideur sur son site Internet.</text:p>
      <text:p text:style-name="P1"/>
      <text:h text:style-name="Heading_20_2" text:outline-level="2"><text:bookmark-start text:name="__RefHeading___Toc1025_994175932"/>Acteurs du <text:span text:style-name="T54">p</text:span>rojet<text:bookmark-end text:name="__RefHeading___Toc1025_994175932"/></text:h>
      <text:p text:style-name="P6">Indiquez les différents intervenants au projet de votre côté ainsi que l’interlocuteur principal avec ses coordonnées.<text:line-break/>Le cas échéant, demandez une organisation adéquate côté prestataire (chef de projet, graphiste, etc…).</text:p>
      <text:p text:style-name="P6"/>
      <text:h text:style-name="P101" text:outline-level="2"><text:bookmark-start text:name="__RefHeading___Toc1029_994175932"/>Planning d<text:span text:style-name="T41">étaillé</text:span><text:bookmark-end text:name="__RefHeading___Toc1029_994175932"/></text:h>
      <text:p text:style-name="P6">Vous pouvez mettre ici le planning GANTT et la répartition des tâches ainsi que les dates clefs du projet.</text:p>
      <text:p text:style-name="P6">Préciser les dates suivantes :</text:p>
      <text:p text:style-name="P6">livraison de la proposition commerciale par l'agence </text:p>
      <text:p text:style-name="P6">sélection de l'agence</text:p>
      <text:p text:style-name="P6">date de mise à disposition du site et de son back office (administration)</text:p>
      <text:p text:style-name="P6"><text:soft-page-break/>mise en ligne publique du site</text:p>
      <text:p text:style-name="P6"/>
      <text:h text:style-name="P101" text:outline-level="2"><text:bookmark-start text:name="__RefHeading___Toc1031_994175932"/>Ressources applicatives utilisées<text:bookmark-end text:name="__RefHeading___Toc1031_994175932"/></text:h>
      <text:p text:style-name="P6">C'est la liste des logiciels utilisés ainsi que leur version afin d'avoir une trace et pouvoir retravailler les documents.</text:p>
      <text:p text:style-name="P6"/>
      <text:h text:style-name="P101" text:outline-level="2"><text:bookmark-start text:name="__RefHeading___Toc1033_994175932"/>Aspects juridiques<text:bookmark-end text:name="__RefHeading___Toc1033_994175932"/></text:h>
      <text:p text:style-name="P51"/>
      <text:h text:style-name="P94" text:outline-level="3">Netiquette/Charte du site</text:h>
      <text:p text:style-name="P6"/>
      <text:h text:style-name="P94" text:outline-level="3">Conformité à la loi Informatique et Liberté (déclaration CNIL)</text:h>
      <text:p text:style-name="P6"/>
      <text:h text:style-name="P94" text:outline-level="3">Conformité à la loi pour les sites e-commerce</text:h>
      <text:p text:style-name="P6"/>
      <text:h text:style-name="P94" text:outline-level="3">Droit d'auteur et réversibilité</text:h>
      <text:p text:style-name="P6">Précisez que le prestataire vous cède la totalité de ses droits sur les sources et créations graphiques du site.</text:p>
      <text:p text:style-name="P6"/>
      <text:h text:style-name="Heading_20_3" text:outline-level="3">Maintenance,<text:span text:style-name="T20"> Suivi &amp; Formation</text:span></text:h>
      <text:p text:style-name="P23">Un contrat de maintenance sera proposé pour les actions récurrentes suivantes :</text:p>
      <text:list xml:id="list2827511582" text:style-name="L3">
        <text:list-item>
          <text:p text:style-name="P119">Sauvegardes <text:span text:style-name="T18">(Fichiers, dump de la base de données, liste des extensions)</text:span></text:p>
        </text:list-item>
        <text:list-item>
          <text:p text:style-name="P120">Maintenances et mises à jour <text:span text:style-name="T19">techniques</text:span></text:p>
        </text:list-item>
        <text:list-item>
          <text:p text:style-name="P121">Maintenances et mises à jour de contenu</text:p>
        </text:list-item>
        <text:list-item>
          <text:p text:style-name="P120">Dépannages</text:p>
        </text:list-item>
      </text:list>
      <text:h text:style-name="P89" text:outline-level="1"><text:bookmark-start text:name="__RefHeading___Toc997_994175932"/>Mise en <text:span text:style-name="T57">œuvre</text:span><text:bookmark-end text:name="__RefHeading___Toc997_994175932"/></text:h>
      <text:h text:style-name="P102" text:outline-level="2"><text:bookmark-start text:name="__RefHeading___Toc999_994175932"/>Arborescence <text:span text:style-name="T49">&amp; Contenus textuels</text:span><text:bookmark-end text:name="__RefHeading___Toc999_994175932"/></text:h>
      <text:p text:style-name="P1">Indiquez l'arborescence (plan du site) du site telle que vous l'envisagez sous forme de schéma (mindmap) ou d'une liste d'éléments organisé en tableau. L'objectif n'est pas de créer l'arborescence définitive avec tous les intitulés mais de donner une vision globale de l'étendue du site pour expliciter le volume du projet.</text:p>
      <text:p text:style-name="P1">Ce contenu a été défini avant le cahier des charges (étape architecture d’information).</text:p>
      <text:p text:style-name="Text_20_body"/>
      <text:p text:style-name="Text_20_body">Arborescence à 2 menus :</text:p>
      <text:list xml:id="list1315252396" text:style-name="L4">
        <text:list-item>
          <text:p text:style-name="P105">Menu Principal</text:p>
          <text:list>
            <text:list-item>
              <text:p text:style-name="P107">Accueil –<text:span text:style-name="T70"> Accès direct à la boutique</text:span></text:p>
            </text:list-item>
            <text:list-item>
              <text:p text:style-name="P108">Qui sommes-nous ? <text:span text:style-name="T49">(Présentation rapide + actualités + Coordonnées)</text:span></text:p>
            </text:list-item>
            <text:list-item>
              <text:p text:style-name="P112">Pages sur les services ou produits (jusqu’à 6 <text:span text:style-name="T69">pages, possibilité de sous-menus</text:span>)</text:p>
            </text:list-item>
            <text:list-item>
              <text:p text:style-name="P109">Contact <text:span text:style-name="T49">(Formulaire + Carte + Coordonnées)</text:span></text:p>
            </text:list-item>
          </text:list>
        </text:list-item>
        <text:list-item>
          <text:p text:style-name="P106">Menu de Pied de page (Footer)</text:p>
          <text:list>
            <text:list-item>
              <text:p text:style-name="P110">Accueil</text:p>
            </text:list-item>
            <text:list-item>
              <text:p text:style-name="P110">Mentions légales</text:p>
            </text:list-item>
            <text:list-item>
              <text:p text:style-name="P111">Conditions Générales de Ventes (CGV)</text:p>
            </text:list-item>
            <text:list-item>
              <text:p text:style-name="P110">Plan du site <text:span text:style-name="T49">(sitemap HTML)</text:span></text:p>
            </text:list-item>
            <text:list-item>
              <text:p text:style-name="P110">Partenaires</text:p>
            </text:list-item>
            <text:list-item>
              <text:p text:style-name="P110">Contact</text:p>
            </text:list-item>
          </text:list>
        </text:list-item>
      </text:list>
      <text:p text:style-name="P9"/>
      <text:p text:style-name="P22">A cela s’ajoute 5 fiches produits incluses dans le contenu.</text:p>
      <text:p text:style-name="P9"><text:bookmark-start text:name="__RefHeading___Toc1013_994175932"/><text:bookmark-end text:name="__RefHeading___Toc1013_994175932"/></text:p>
      <text:p text:style-name="P9">Est ce qu’il faut récupérer des contenus existants d’une ancien site web ? Si oui, indiquez la quantité et le format. </text:p>
      <text:p text:style-name="P9">Pour les mises à jour, exigez la mise à disposition d’un back-office qui vous permettra d'ajouter et d'éditer vos contenus (les fonctions de ce back-office sont définis en ci avant au 2.2).</text:p>
      <text:p text:style-name="P58"><text:s/></text:p>
      <text:h text:style-name="P95" text:outline-level="3">Mise en Page et Ordination</text:h>
      <text:p text:style-name="P9"/>
      <text:h text:style-name="P99" text:outline-level="2"><text:bookmark-start text:name="__RefHeading___Toc1001_994175932"/>Graphisme<text:bookmark-end text:name="__RefHeading___Toc1001_994175932"/></text:h>
      <text:p text:style-name="P1">Avez-vous un logo et une charte graphique ? Disposez-vous d'images de qualité pouvant être utilisées ?</text:p>
      <text:p text:style-name="P1">Vous pouvez présenter vos attentes d'un point de vue graphique, notamment en indiquant les sites que vous appréciez pour leur design, leur style graphique. Inutile de vous cantonner à votre domaine d'activité, l'objectif est de permettre à l'agence de cerner vos affinités. </text:p>
      <text:p text:style-name="P1">Il faut rester cohérents par rapport à votre marché et donc ne pas s’aventurer sur de pistes graphiques trop « exotiques ».</text:p>
      <text:p text:style-name="P3"><text:soft-page-break/></text:p>
      <text:h text:style-name="P104" text:outline-level="2"><text:bookmark-start text:name="__RefHeading___Toc2485_1338404867"/>Accessibilité<text:bookmark-end text:name="__RefHeading___Toc2485_1338404867"/></text:h>
      <text:p text:style-name="P63">Validation du code aux normes du W3C (validator du W3C) :</text:p>
      <text:p text:style-name="P63">- HTML5</text:p>
      <text:p text:style-name="P63">- CSS3</text:p>
      <text:p text:style-name="P63">- Reccomandations pour mobiles</text:p>
      <text:p text:style-name="P63">- <text:span text:style-name="T15">Checklinks</text:span></text:p>
      <text:p text:style-name="P63">- <text:span text:style-name="T16">Flux RSS</text:span></text:p>
      <text:p text:style-name="P63"/>
      <text:p text:style-name="P63">Validation par test sur les navigateurs PC :</text:p>
      <text:p text:style-name="P63">- <text:span text:style-name="T17">IE : intégration d'un moteur HTML5 en Javascript pour les anciennes versions (HTML5Shiv)</text:span></text:p>
      <text:p text:style-name="P63">- Google Chrome (version actuelle)</text:p>
      <text:p text:style-name="P63">- Firefox (version actuelle)</text:p>
      <text:p text:style-name="P63">- Opéra (version actuelle)</text:p>
      <text:p text:style-name="P63">- Safari (version actuelle)</text:p>
      <text:p text:style-name="P63"/>
      <text:p text:style-name="P68">Validation par test sur les navigateurs mobiles :</text:p>
      <text:p text:style-name="P68">- Google Chrome (version actuelle)</text:p>
      <text:p text:style-name="P68">- Firefox (version actuelle)</text:p>
      <text:h text:style-name="P99" text:outline-level="2"><text:bookmark-start text:name="__RefHeading___Toc1005_994175932"/>Fonctionnalités<text:bookmark-end text:name="__RefHeading___Toc1005_994175932"/></text:h>
      <text:p text:style-name="Text_20_body"/>
      <text:h text:style-name="P91" text:outline-level="3">Fonctionnalités d'Administration <text:span text:style-name="T60">et de Sécurité</text:span></text:h>
      <text:p text:style-name="P1">Il s’agit de lister ici toutes les fonctionnalités attendues côté administration du site. Aujourd’hui, il est quasi obligatoire de disposer d’une solution de gestion de contenu (voir CMS Wordpress par exemple).</text:p>
      <text:p text:style-name="P1">Vous pouvez par exemple avoir besoin d’avoir plusieurs accès pour la gestion du site web, souhaiter des modules de mise en forme spécifique. Selon le projet web, la nécessité d’importer des contenus d’autres source (comme blog, réseaux sociaux, base fournisseurs…) peut s’imposer, il faut le préciser ici.</text:p>
      <text:p text:style-name="P64"/>
      <text:p text:style-name="P73">Thème :</text:p>
      <text:p text:style-name="P69">- <text:a xlink:type="simple" xlink:href="https://fr.wordpress.org/themes/oceanwp/" text:style-name="Internet_20_link" text:visited-style-name="Visited_20_Internet_20_Link">https://fr.wordpress.org/themes/oceanwp/</text:a> </text:p>
      <text:p text:style-name="P73">- <text:a xlink:type="simple" xlink:href="https://fr.wordpress.org/plugins/ocean-extra/" text:style-name="Internet_20_link" text:visited-style-name="Visited_20_Internet_20_Link">https://fr.wordpress.org/plugins/ocean-extra/</text:a></text:p>
      <text:p text:style-name="P73"/>
      <text:p text:style-name="P70">Administrations (Back-office) :</text:p>
      <text:p text:style-name="P70"><text:span text:style-name="T77">- </text:span><text:a xlink:type="simple" xlink:href="https://wordpress.org/plugins/elementor/" text:style-name="Internet_20_link" text:visited-style-name="Visited_20_Internet_20_Link"><text:span text:style-name="T77">https://wordpress.org/plugins/elementor/</text:span></text:a></text:p>
      <text:p text:style-name="P70"/>
      <text:p text:style-name="P64">- <text:a xlink:type="simple" xlink:href="https://fr.wordpress.org/plugins/jetpack/" text:style-name="Internet_20_link" text:visited-style-name="Visited_20_Internet_20_Link"><text:span text:style-name="T25">https://fr.wordpress.org/plugins/jetpack/</text:span></text:a></text:p>
      <text:p text:style-name="P64"><text:soft-page-break/></text:p>
      <text:p text:style-name="P64">- <text:a xlink:type="simple" xlink:href="https://fr.wordpress.org/plugins/tinymce-advanced/" text:style-name="Internet_20_link" text:visited-style-name="Visited_20_Internet_20_Link">https://fr.wordpress.org/plugins/tinymce-advanced/</text:a></text:p>
      <text:p text:style-name="P64"/>
      <text:p text:style-name="P64">- <text:a xlink:type="simple" xlink:href="https://wordpress.org/plugins/duplicate-post/" text:style-name="Internet_20_link" text:visited-style-name="Visited_20_Internet_20_Link">https://wordpress.org/plugins/duplicate-post/</text:a></text:p>
      <text:p text:style-name="P64">- <text:a xlink:type="simple" xlink:href="https://fr.wordpress.org/plugins/simple-page-ordering/" text:style-name="Internet_20_link" text:visited-style-name="Visited_20_Internet_20_Link"><text:span text:style-name="T26">https://fr.wordpress.org/plugins/simple-page-ordering/</text:span></text:a></text:p>
      <text:p text:style-name="P64"/>
      <text:p text:style-name="P64">- <text:a xlink:type="simple" xlink:href="https://fr.wordpress.org/plugins/widget-css-classes/" text:style-name="Internet_20_link" text:visited-style-name="Visited_20_Internet_20_Link">https://fr.wordpress.org/plugins/widget-css-classes/</text:a> (CSS classes)</text:p>
      <text:p text:style-name="P64"/>
      <text:p text:style-name="P126"><text:span text:style-name="T27">Maintenance &amp; Coming Soon :</text:span></text:p>
      <text:p text:style-name="P64"><text:span text:style-name="T27">- </text:span><text:a xlink:type="simple" xlink:href="https://fr.wordpress.org/plugins/wp-maintenance/" text:style-name="Internet_20_link" text:visited-style-name="Visited_20_Internet_20_Link"><text:span text:style-name="T27">https://fr.wordpress.org/plugins/wp-maintenance/</text:span></text:a></text:p>
      <text:p text:style-name="P64"/>
      <text:p text:style-name="P127">Sauvegardes &amp; Migrations :</text:p>
      <text:p text:style-name="P127">- <text:a xlink:type="simple" xlink:href="https://fr.wordpress.org/plugins/all-in-one-wp-migration/" text:style-name="Internet_20_link" text:visited-style-name="Visited_20_Internet_20_Link">https://fr.wordpress.org/plugins/all-in-one-wp-migration/</text:a></text:p>
      <text:p text:style-name="P127"/>
      <text:p text:style-name="P71"><text:span text:style-name="T74">Sécurité</text:span> :</text:p>
      <text:p text:style-name="P71">- <text:a xlink:type="simple" xlink:href="https://wordpress.org/plugins/akismet/" text:style-name="Internet_20_link" text:visited-style-name="Visited_20_Internet_20_Link"><text:span text:style-name="T28">https://wordpress.org/plugins/akismet/</text:span></text:a><text:span text:style-name="T28"> (commentaires)</text:span></text:p>
      <text:p text:style-name="P71">- <text:a xlink:type="simple" xlink:href="https://wordpress.org/plugins/email-address-encoder/" text:style-name="Internet_20_link" text:visited-style-name="Visited_20_Internet_20_Link"><text:span text:style-name="T29">https://wordpress.org/plugins/email-address-encoder/</text:span></text:a><text:span text:style-name="T29"> (emails)</text:span></text:p>
      <text:p text:style-name="P64"/>
      <text:p text:style-name="P64"><text:span text:style-name="T78">RGPD &amp; Cookies</text:span> :</text:p>
      <text:p text:style-name="P64">- <text:a xlink:type="simple" xlink:href="https://wordpress.org/plugins/cookie-law-info/" text:style-name="Internet_20_link" text:visited-style-name="Visited_20_Internet_20_Link">https://wordpress.org/plugins/cookie-law-info/</text:a></text:p>
      <text:p text:style-name="P64"/>
      <text:p text:style-name="P64">SEO:</text:p>
      <text:p text:style-name="P64">- <text:a xlink:type="simple" xlink:href="https://wordpress.org/plugins/wordpress-seo/" text:style-name="Internet_20_link" text:visited-style-name="Visited_20_Internet_20_Link"><text:span text:style-name="T32">https://wordpress.org/plugins/wordpress-seo/</text:span></text:a><text:span text:style-name="T32"> (Yoast SEO)</text:span></text:p>
      <text:p text:style-name="P64">- <text:a xlink:type="simple" xlink:href="https://wordpress.org/plugins/redirection/" text:style-name="Internet_20_link" text:visited-style-name="Visited_20_Internet_20_Link"><text:span text:style-name="T33">https://wordpress.org/plugins/redirection/</text:span></text:a><text:span text:style-name="T33"> (Redirections)</text:span></text:p>
      <text:p text:style-name="P64"/>
      <text:p text:style-name="P64">Analytics (à choisir google ou piwik) :</text:p>
      <text:p text:style-name="P64">- <text:a xlink:type="simple" xlink:href="https://fr.wordpress.org/plugins/google-analytics-dashboard-for-wp/" text:style-name="Internet_20_link" text:visited-style-name="Visited_20_Internet_20_Link"><text:span text:style-name="T34">https://fr.wordpress.org/plugins/google-analytics-dashboard-for-wp/</text:span></text:a></text:p>
      <text:p text:style-name="P64">- <text:a xlink:type="simple" xlink:href="https://fr.wordpress.org/plugins/wp-piwik/" text:style-name="Internet_20_link" text:visited-style-name="Visited_20_Internet_20_Link"><text:span text:style-name="T35">https://fr.wordpress.org/plugins/wp-piwik/</text:span></text:a></text:p>
      <text:p text:style-name="P64"/>
      <text:p text:style-name="P64"><text:span text:style-name="T80">Icônes SVG (via s</text:span>hortcodes<text:span text:style-name="T80">)</text:span> :</text:p>
      <text:p text:style-name="P64">- <text:a xlink:type="simple" xlink:href="https://fr.wordpress.org/plugins/svg-vector-icon-plugin/" text:style-name="Internet_20_link" text:visited-style-name="Visited_20_Internet_20_Link">https://fr.wordpress.org/plugins/svg-vector-icon-plugin/</text:a></text:p>
      <text:p text:style-name="P64"/>
      <text:p text:style-name="P74">Plan de site (<text:span text:style-name="T79">via </text:span>shortcode<text:span text:style-name="T80">s</text:span>) :</text:p>
      <text:p text:style-name="P64">- <text:a xlink:type="simple" xlink:href="https://fr.wordpress.org/plugins/page-list/" text:style-name="Internet_20_link" text:visited-style-name="Visited_20_Internet_20_Link">https://fr.wordpress.org/plugins/page-list/</text:a><text:tab/></text:p>
      <text:p text:style-name="P64"/>
      <text:p text:style-name="P64">Carte</text:p>
      <text:p text:style-name="P64">- <text:a xlink:type="simple" xlink:href="https://fr.wordpress.org/plugins/leaflet-map/" text:style-name="Internet_20_link" text:visited-style-name="Visited_20_Internet_20_Link">https://fr.wordpress.org/plugins/leaflet-map/</text:a></text:p>
      <text:p text:style-name="P64"/>
      <text:p text:style-name="P20"/>
      <text:h text:style-name="P91" text:outline-level="3"><text:soft-page-break/>Fonctionnalités de Services</text:h>
      <text:p text:style-name="P1">Il s'agit de lister l'ensemble des fonctionnalités que vous attendez de votre site web. Cette partie doit être pensé et finalisé en amont de la rédaction du cahier des charges. Vous pouvez aussi indiquer un niveau de priorité sur la fonctionnalité. (priorité de niveau 1 donc incontournable, ou priorité de niveau 3 quasi optionnelle)</text:p>
      <text:p text:style-name="P1">Voici quelques exemples <text:s/>de fonctionnalités et leur présentation :</text:p>
      <text:p text:style-name="P1">Recherche : moteur de recherche interne (celui ci présente un intérêt quand votre site contient une certaine quantité de contenu, d'information) </text:p>
      <text:p text:style-name="P1">Blog : Mise en place d'un blog dans, ou en parallèle, du site (à définir selon l'objectif du blog) </text:p>
      <text:p text:style-name="P1">Newsletter : bloc d'inscription à une newsletter (collecte d'email)</text:p>
      <text:p text:style-name="P1">Foire Aux Questions : liste de questions-réponses, classées ou non par catégorie (selon la quantité)</text:p>
      <text:p text:style-name="P1">Carte des implantations : présentation des implantations sous forme d'une carte...</text:p>
      <text:p text:style-name="P7">Formulaire de contact : <text:span text:style-name="T12">Formulaire basique (Nom, Mail, Objet, Message + 1 champ personnalisé)</text:span></text:p>
      <text:p text:style-name="P1">Partager des contenus : ajouter les modules de partage sur les articles (réseaux sociaux + envoyer à un ami)</text:p>
      <text:p text:style-name="P64"/>
      <text:p text:style-name="P64"><text:span text:style-name="T65">C</text:span>ontact:</text:p>
      <text:p text:style-name="P64">- <text:a xlink:type="simple" xlink:href="https://wordpress.org/plugins/contact-form-7/" text:style-name="Internet_20_link" text:visited-style-name="Visited_20_Internet_20_Link"><text:span text:style-name="T30">https://wordpress.org/plugins/contact-form-7/</text:span></text:a></text:p>
      <text:p text:style-name="P64"><text:span text:style-name="T30">- </text:span><text:a xlink:type="simple" xlink:href="https://wordpress.org/plugins/really-simple-captcha/" text:style-name="Internet_20_link" text:visited-style-name="Visited_20_Internet_20_Link"><text:span text:style-name="T30">https://wordpress.org/plugins/really-simple-captcha/</text:span></text:a></text:p>
      <text:p text:style-name="P64">- <text:a xlink:type="simple" xlink:href="https://fr.wordpress.org/plugins/flamingo/" text:style-name="Internet_20_link" text:visited-style-name="Visited_20_Internet_20_Link"><text:span text:style-name="T31">https://fr.wordpress.org/plugins/flamingo/</text:span></text:a></text:p>
      <text:p text:style-name="P64"/>
      <text:p text:style-name="P64">Diaporama :</text:p>
      <text:p text:style-name="P64">- <text:a xlink:type="simple" xlink:href="https://fr.wordpress.org/plugins/smart-slider-3/" text:style-name="Internet_20_link" text:visited-style-name="Visited_20_Internet_20_Link">https://fr.wordpress.org/plugins/smart-slider-3/</text:a></text:p>
      <text:p text:style-name="P64"/>
      <text:p text:style-name="P64">Icônes <text:span text:style-name="T38">de réseaux sociaux </text:span>:</text:p>
      <text:p text:style-name="P64">- <text:a xlink:type="simple" xlink:href="https://fr.wordpress.org/plugins/social-icons/" text:style-name="Internet_20_link" text:visited-style-name="Visited_20_Internet_20_Link"><text:span text:style-name="T37">https://fr.wordpress.org/plugins/social-icons/</text:span></text:a></text:p>
      <text:p text:style-name="P64"/>
      <text:p text:style-name="P64">Localisation :</text:p>
      <text:p text:style-name="P64">- <text:a xlink:type="simple" xlink:href="https://wordpress.org/plugins/polylang/" text:style-name="Internet_20_link" text:visited-style-name="Visited_20_Internet_20_Link"><text:span text:style-name="T39">https://wordpress.org/plugins/polylang/</text:span></text:a></text:p>
      <text:p text:style-name="P64">- <text:a xlink:type="simple" xlink:href="https://fr.wordpress.org/plugins/connect-polylang-elementor/" text:style-name="Internet_20_link" text:visited-style-name="Visited_20_Internet_20_Link">https://fr.wordpress.org/plugins/connect-polylang-elementor/</text:a></text:p>
      <text:p text:style-name="P64">- <text:a xlink:type="simple" xlink:href="https://fr.wordpress.org/plugins/woo-poly-integration/" text:style-name="Internet_20_link" text:visited-style-name="Visited_20_Internet_20_Link">https://fr.wordpress.org/plugins/woo-poly-integration/</text:a></text:p>
      <text:p text:style-name="P64"/>
      <text:p text:style-name="P64">Illustration :</text:p>
      <text:p text:style-name="P64">- <text:a xlink:type="simple" xlink:href="https://wordpress.org/plugins/instant-images/" text:style-name="Internet_20_link" text:visited-style-name="Visited_20_Internet_20_Link">https://wordpress.org/plugins/instant-images/</text:a></text:p>
      <text:p text:style-name="P72">- <text:a xlink:type="simple" xlink:href="https://fr.wordpress.org/plugins/wp-pixabay/" text:style-name="Internet_20_link" text:visited-style-name="Visited_20_Internet_20_Link">https://fr.wordpress.org/plugins/wp-pixabay/</text:a></text:p>
      <text:p text:style-name="P72"/>
      <text:p text:style-name="P72">Gestion <text:span text:style-name="T76">et Optimisation </text:span>des images :</text:p>
      <text:p text:style-name="P72">- <text:a xlink:type="simple" xlink:href="https://wordpress.org/plugins/wp-smushit/" text:style-name="Internet_20_link" text:visited-style-name="Visited_20_Internet_20_Link">https://wordpress.org/plugins/wp-smushit/</text:a></text:p>
      <text:p text:style-name="P72">- <text:a xlink:type="simple" xlink:href="https://wordpress.org/plugins/imsanity/" text:style-name="Internet_20_link" text:visited-style-name="Visited_20_Internet_20_Link">https://wordpress.org/plugins/imsanity/</text:a></text:p>
      <text:p text:style-name="P72">- <text:a xlink:type="simple" xlink:href="https://wordpress.org/plugins/media-file-renamer/" text:style-name="Internet_20_link" text:visited-style-name="Visited_20_Internet_20_Link">https://wordpress.org/plugins/media-file-renamer/</text:a></text:p>
      <text:p text:style-name="P72"><text:soft-page-break/>- <text:a xlink:type="simple" xlink:href="https://wordpress.org/plugins/enable-media-replace/" text:style-name="Internet_20_link" text:visited-style-name="Visited_20_Internet_20_Link">https://wordpress.org/plugins/enable-media-replace/</text:a></text:p>
      <text:p text:style-name="P72">- <text:a xlink:type="simple" xlink:href="https://wordpress.org/plugins/bj-lazy-load/" text:style-name="Internet_20_link" text:visited-style-name="Visited_20_Internet_20_Link">https://wordpress.org/plugins/bj-lazy-load/</text:a> (Lazy load)</text:p>
      <text:p text:style-name="P72">- <text:a xlink:type="simple" xlink:href="https://wordpress.org/plugins/scalable-vector-graphics-svg/" text:style-name="Internet_20_link" text:visited-style-name="Visited_20_Internet_20_Link"><text:span text:style-name="T36">https://wordpress.org/plugins/scalable-vector-graphics-svg/</text:span></text:a><text:span text:style-name="T36"> (support SVG)</text:span></text:p>
      <text:p text:style-name="P72"/>
      <text:p text:style-name="P72">Optimisation <text:span text:style-name="T75">générale</text:span> :</text:p>
      <text:p text:style-name="P72">- <text:a xlink:type="simple" xlink:href="https://wordpress.org/plugins/w3-total-cache/" text:style-name="Internet_20_link" text:visited-style-name="Visited_20_Internet_20_Link">https://wordpress.org/plugins/w3-total-cache/</text:a> <text:span text:style-name="T40">(Globale)</text:span></text:p>
      <text:p text:style-name="P72">- <text:a xlink:type="simple" xlink:href="https://fr.wordpress.org/plugins/wp-sweep/" text:style-name="Internet_20_link" text:visited-style-name="Visited_20_Internet_20_Link">https://fr.wordpress.org/plugins/wp-sweep/</text:a> (Db)</text:p>
      <text:p text:style-name="P20"/>
      <text:h text:style-name="P91" text:outline-level="3">Fonctionnalités applicatives spécifiques</text:h>
      <text:p text:style-name="P1">Listez les fonctionnalités ou développements techniques spécifiques qui devront se connecter avec le site web.</text:p>
      <text:p text:style-name="P1"/>
      <text:p text:style-name="P1">- <text:a xlink:type="simple" xlink:href="https://wordpress.org/plugins/woocommerce/" text:style-name="Internet_20_link" text:visited-style-name="Visited_20_Internet_20_Link">https://wordpress.org/plugins/woocommerce/</text:a></text:p>
      <text:p text:style-name="P1">- <text:a xlink:type="simple" xlink:href="https://fr.wordpress.org/plugins/woocommerce-gateway-stripe/" text:style-name="Internet_20_link" text:visited-style-name="Visited_20_Internet_20_Link">https://fr.wordpress.org/plugins/woocommerce-gateway-stripe/</text:a></text:p>
      <text:p text:style-name="P1">- <text:a xlink:type="simple" xlink:href="https://wordpress.org/plugins/woocommerce-services/" text:style-name="Internet_20_link" text:visited-style-name="Visited_20_Internet_20_Link">https://wordpress.org/plugins/woocommerce-services/</text:a></text:p>
      <text:p text:style-name="P1"/>
      <text:h text:style-name="P91" text:outline-level="3">Autres Services : Les applications Web autour du site</text:h>
      <text:p text:style-name="P1"/>
      <text:p text:style-name="P1"/>
      <text:h text:style-name="P99" text:outline-level="2"><text:bookmark-start text:name="__RefHeading___Toc1017_994175932"/>Référencement &amp; Communication<text:bookmark-end text:name="__RefHeading___Toc1017_994175932"/></text:h>
      <text:p text:style-name="P1"/>
      <text:p text:style-name="Text_20_body">Eléments techniques :</text:p>
      <text:list xml:id="list131422463" text:style-name="L5">
        <text:list-item>
          <text:p text:style-name="P122">Sitemap.xml</text:p>
        </text:list-item>
        <text:list-item>
          <text:p text:style-name="P122">Indexation des sites (Google, Bing et Yahoo) avec déclaration dans les webmaster tools sur le compte dédié (à la demande des clients)</text:p>
        </text:list-item>
        <text:list-item>
          <text:p text:style-name="P122">Balises méta (Author, Desc, Keywords, Robots)</text:p>
        </text:list-item>
        <text:list-item>
          <text:p text:style-name="P122">Robots.txt</text:p>
        </text:list-item>
        <text:list-item>
          <text:p text:style-name="P122">.htaccess</text:p>
        </text:list-item>
        <text:list-item>
          <text:p text:style-name="P122">Intégration d'un outil d'Analyse d'audience (Google Analytics ou Piwik Analytics)</text:p>
        </text:list-item>
        <text:list-item>
          <text:p text:style-name="P123">Micro-datas</text:p>
        </text:list-item>
      </text:list>
      <text:p text:style-name="Text_20_body"/>
      <text:p text:style-name="Text_20_body">Social Media Optimisation (SMO) :</text:p>
      <text:list xml:id="list3384440519" text:style-name="L6">
        <text:list-item>
          <text:p text:style-name="P124">Ajout des liens des pages de réseaux sociaux sur le site</text:p>
        </text:list-item>
      </text:list>
      <text:p text:style-name="Text_20_body"/>
      <text:p text:style-name="Text_20_body">Configuration de 5 à 10 adresses mails avec <text:span text:style-name="T13">le</text:span> nom de domaine <text:span text:style-name="T14">du site </text:span>selon le choix du client.</text:p>
      <text:p text:style-name="Text_20_body"/>
      <text:h text:style-name="P96" text:outline-level="3"><text:soft-page-break/><text:span text:style-name="T6">Étude</text:span> sémantique</text:h>
      <text:p text:style-name="P1">Cette <text:span text:style-name="T6">partie</text:span> correspond aux expressions que les utilisateurs cibles sont <text:span text:style-name="T6">susceptibles</text:span> d'utiliser pour exprimer leur besoin sous forme de recherche sur Google.</text:p>
      <text:p text:style-name="P1">Pour cela, il faut se baser sur des combinaisons de mots correspondant à des activités et des noms de villes ou zones géographiques permettant de délimiter l'activité.</text:p>
      <text:h text:style-name="P91" text:outline-level="3">Optimisation de la mise en page</text:h>
      <text:p text:style-name="P1">Utilisation des micro-<text:span text:style-name="T47">datas</text:span>, validation du HTML, optimisation des balises (Alt, Title, etc.) etc.</text:p>
      <text:h text:style-name="P91" text:outline-level="3">Linking / Partenariats</text:h>
      <text:p text:style-name="P1">Liste des sites où l'on pourrait retrouver votre site ainsi que ceux qui peuvent être intéressant de placer sur votre.</text:p>
      <text:p text:style-name="P1">Mots-clefs, optimisation du code et Linking sont la base du Search Engine Optimisation (SEO)</text:p>
      <text:h text:style-name="P91" text:outline-level="3">Achat du trafic</text:h>
      <text:p text:style-name="P1">Campagne AdWords et autres régies. Searche Engine Advertising (SEA)</text:p>
      <text:h text:style-name="P91" text:outline-level="3">Visibilité dans les médias sociaux</text:h>
      <text:p text:style-name="P1">Social Media Optimisation (SMO)</text:p>
      <text:h text:style-name="P103" text:outline-level="2"><text:bookmark-start text:name="__RefHeading___Toc1019_994175932"/>Monétisation<text:bookmark-end text:name="__RefHeading___Toc1019_994175932"/></text:h>
      <text:p text:style-name="P24"/>
      <text:h text:style-name="P97" text:outline-level="3">Optimisation de la mise en page</text:h>
      <text:p text:style-name="P24">Placement des publicité, etc.</text:p>
      <text:h text:style-name="P97" text:outline-level="3">Partenariats</text:h>
      <text:p text:style-name="P24"/>
      <text:h text:style-name="P97" text:outline-level="3">Publicité</text:h>
      <text:p text:style-name="P24">Choix de la (ou des) régie(s) pour la publicité sur le site.</text:p>
      <text:h text:style-name="P97" text:outline-level="3">Autres méthode de monétisation</text:h>
      <text:p text:style-name="P24">Ventes de produits (e-commerce) via une plateforme dédiée, plateforme de crouwdfunding, etc.</text:p>
      <text:h text:style-name="P99" text:outline-level="2"><text:bookmark-start text:name="__RefHeading___Toc1021_994175932"/>Statistiques<text:bookmark-end text:name="__RefHeading___Toc1021_994175932"/></text:h>
      <text:p text:style-name="P1">C'est la mise en œuvre d'un outil de tracking sur le site tel que Google Adwords ou Piwik Analytics, ainsi que les Webmaster Tools (de Google ou de Bing). Pour bénéficier d'une vision continue de votre trafic, même en cas de refonte, il convient de conserver le même code de suivi. </text:p>
      <text:p text:style-name="P1">Ainsi, vous créerez votre compte "société" et transmettrez les infos à l'agence (qui peut vous accompagner dans la démarche) pour l'intégrer sur votre site.</text:p>
      <text:p text:style-name="P2">Il faut aussi définir les Key Performance Indicators, des indices de performances liés à vos objectifs pour définir la configuration de ces outils.</text:p>
      <text:p text:style-name="P62"/>
      <text:p text:style-name="P76">Annexes</text:p>
      <text:p text:style-name="P19">Annexe 1 : <text:span text:style-name="T62">Interview</text:span> client</text:p>
      <text:p text:style-name="P19">Annexe 2 : Grille d'analyse de l'existant</text:p>
      <text:p text:style-name="P19">Annexe 3 : Grille d'analyse d<text:span text:style-name="T63">e la concurrence</text:span></text:p>
      <text:p text:style-name="P8">Annexe <text:span text:style-name="T61">4</text:span> : Charte graphique complète de l'entreprise</text:p>
      <text:p text:style-name="P12">Annexe <text:span text:style-name="T61">5</text:span> : Book des images du site</text:p>
      <text:p text:style-name="P14">Annexe <text:span text:style-name="T61">6</text:span> : Plan de Référencement</text:p>
      <text:p text:style-name="P11">Annexe <text:span text:style-name="T61">7</text:span> : <text:span text:style-name="T52">Trames de rédaction de contenu</text:span></text:p>
      <text:p text:style-name="P13">Annexe <text:span text:style-name="T61">8</text:span> : Plan de ligne éditoriale</text:p>
      <text:p text:style-name="P15">Annexe <text:span text:style-name="T61">9</text:span> : Charte de bonne conduite (Netiquette appliquée)</text:p>
      <text:p text:style-name="P8">Annexe <text:span text:style-name="T61">10</text:span> : Plugin <text:span text:style-name="T42">[…]</text:span> - Analyse-Conception de la fonctionnalit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Arial" fo:font-family="Ari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fo:line-height="150%" text:number-lines="false" text:line-number="0"/>
      <style:text-properties style:font-name="Arial1" fo:font-family="Arial" style:font-style-name="Normal" style:font-family-generic="swiss" style:font-pitch="variable" fo:font-size="11pt"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1%"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Sous-sous-titre" style:family="paragraph" style:parent-style-name="Title">
      <style:text-properties fo:font-size="26pt" fo:font-weight="normal" style:font-size-asian="26pt" style:font-weight-asian="normal" style:font-size-complex="26pt"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1" fo:font-family="Arial" style:font-style-name="Normal" style:font-family-generic="swiss" style:font-pitch="variable" fo:font-size="11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0H1M56S</meta:editing-duration>
    <meta:editing-cycles>227</meta:editing-cycles>
    <meta:generator>LibreOffice/6.0.7.3$Windows_X86_64 LibreOffice_project/dc89aa7a9eabfd848af146d5086077aeed2ae4a5</meta:generator>
    <dc:date>2019-03-15T23:41:41.875000000</dc:date>
    <meta:document-statistic meta:table-count="1" meta:image-count="0" meta:object-count="0" meta:page-count="16" meta:paragraph-count="321" meta:word-count="2269" meta:character-count="15908" meta:non-whitespace-character-count="13918"/>
    <meta:user-defined meta:name="Info 1"/>
    <meta:user-defined meta:name="Info 2"/>
    <meta:user-defined meta:name="Info 3"/>
    <meta:user-defined meta:name="Info 4"/>
  </office:meta>
</office:document-meta>
</file>